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ip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T(1/2)</text:p>
          </table:table-cell>
          <table:table-cell office:value-type="string">
            <text:p>dndti</text:p>
          </table:table-cell>
          <table:table-cell office:value-type="string">
            <text:p>dndtf</text:p>
          </table:table-cell>
          <table:table-cell/>
          <table:table-cell office:value-type="string">
            <text:p>dndti (weighted)</text:p>
          </table:table-cell>
          <table:table-cell office:value-type="string">
            <text:p>dndtf (weighted)</text:p>
          </table:table-cell>
          <table:table-cell table:number-columns-repeated="2"/>
          <table:table-cell office:value-type="string">
            <text:p>Output of COSMO For steel 316 Ti with following composition </text:p>
          </table:table-cell>
          <table:table-cell table:number-columns-repeated="2"/>
        </table:table-row>
        <table:table-row table:style-name="ro1">
          <table:table-cell office:value-type="string">
            <text:p>Cr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3167E+00</text:p>
          </table:table-cell>
          <table:table-cell office:value-type="string">
            <text:p><text:s text:c="2"/>0.2994E+00</text:p>
          </table:table-cell>
          <table:table-cell/>
          <table:table-cell table:formula="of:=[.F2]*0.17" office:value-type="float" office:value="0.053839">
            <text:p>5.38E-002</text:p>
          </table:table-cell>
          <table:table-cell table:formula="of:=[.G2]*0.17" office:value-type="float" office:value="0.050898">
            <text:p>5.09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8389E+00</text:p>
          </table:table-cell>
          <table:table-cell office:value-type="string">
            <text:p><text:s text:c="2"/>0.7284E-02</text:p>
          </table:table-cell>
          <table:table-cell/>
          <table:table-cell table:formula="of:=[.F3]*0.17" office:value-type="float" office:value="0.142613">
            <text:p>1.43E-001</text:p>
          </table:table-cell>
          <table:table-cell table:formula="of:=[.G3]*0.17" office:value-type="float" office:value="0.00123828">
            <text:p>1.24E-003</text:p>
          </table:table-cell>
          <table:table-cell table:number-columns-repeated="2"/>
          <table:table-cell office:value-type="string">
            <text:p>Element</text:p>
          </table:table-cell>
          <table:table-cell office:value-type="string">
            <text:p>weight factor</text:p>
          </table:table-cell>
          <table:table-cell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6598E-07</text:p>
          </table:table-cell>
          <table:table-cell office:value-type="string">
            <text:p><text:s text:c="2"/>0.6598E-07</text:p>
          </table:table-cell>
          <table:table-cell/>
          <table:table-cell table:formula="of:=[.F4]*0.17" office:value-type="float" office:value="0.0000000112166">
            <text:p>1.12E-008</text:p>
          </table:table-cell>
          <table:table-cell table:formula="of:=[.G4]*0.17" office:value-type="float" office:value="0.0000000112166">
            <text:p>1.12E-008</text:p>
          </table:table-cell>
          <table:table-cell table:number-columns-repeated="2"/>
          <table:table-cell office:value-type="string">
            <text:p>Cr</text:p>
          </table:table-cell>
          <table:table-cell table:style-name="ce2" office:value-type="float" office:value="0.17">
            <text:p>0.1700000</text:p>
          </table:table-cell>
          <table:table-cell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654E-08</text:p>
          </table:table-cell>
          <table:table-cell office:value-type="string">
            <text:p><text:s text:c="2"/>0.1654E-08</text:p>
          </table:table-cell>
          <table:table-cell/>
          <table:table-cell table:formula="of:=[.F5]*0.17" office:value-type="float" office:value="0.00000000028118">
            <text:p>2.81E-010</text:p>
          </table:table-cell>
          <table:table-cell table:formula="of:=[.G5]*0.17" office:value-type="float" office:value="0.00000000028118">
            <text:p>2.81E-010</text:p>
          </table:table-cell>
          <table:table-cell table:number-columns-repeated="2"/>
          <table:table-cell office:value-type="string">
            <text:p>Mo</text:p>
          </table:table-cell>
          <table:table-cell table:style-name="ce2" office:value-type="float" office:value="0.025">
            <text:p>0.0250000</text:p>
          </table:table-cell>
          <table:table-cell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4432E-05</text:p>
          </table:table-cell>
          <table:table-cell office:value-type="string">
            <text:p><text:s text:c="2"/>0.4431E-05</text:p>
          </table:table-cell>
          <table:table-cell/>
          <table:table-cell table:formula="of:=[.F6]*0.17" office:value-type="float" office:value="0.00000075344">
            <text:p>7.53E-007</text:p>
          </table:table-cell>
          <table:table-cell table:formula="of:=[.G6]*0.17" office:value-type="float" office:value="0.00000075327">
            <text:p>7.53E-007</text:p>
          </table:table-cell>
          <table:table-cell table:number-columns-repeated="2"/>
          <table:table-cell office:value-type="string">
            <text:p>Ni</text:p>
          </table:table-cell>
          <table:table-cell table:style-name="ce2" office:value-type="float" office:value="0.12">
            <text:p>0.1200000</text:p>
          </table:table-cell>
          <table:table-cell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2041E-08</text:p>
          </table:table-cell>
          <table:table-cell office:value-type="string">
            <text:p><text:s text:c="2"/>0.2041E-08</text:p>
          </table:table-cell>
          <table:table-cell/>
          <table:table-cell table:formula="of:=[.F7]*0.17" office:value-type="float" office:value="0.00000000034697">
            <text:p>3.47E-010</text:p>
          </table:table-cell>
          <table:table-cell table:formula="of:=[.G7]*0.17" office:value-type="float" office:value="0.00000000034697">
            <text:p>3.47E-010</text:p>
          </table:table-cell>
          <table:table-cell table:number-columns-repeated="2"/>
          <table:table-cell office:value-type="string">
            <text:p>Mn</text:p>
          </table:table-cell>
          <table:table-cell table:style-name="ce2" office:value-type="float" office:value="0.025">
            <text:p>0.0250000</text:p>
          </table:table-cell>
          <table:table-cell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1660E-01</text:p>
          </table:table-cell>
          <table:table-cell office:value-type="string">
            <text:p><text:s text:c="2"/>0.1275E-01</text:p>
          </table:table-cell>
          <table:table-cell/>
          <table:table-cell table:formula="of:=[.F8]*0.17" office:value-type="float" office:value="0.002822">
            <text:p>2.82E-003</text:p>
          </table:table-cell>
          <table:table-cell table:formula="of:=[.G8]*0.17" office:value-type="float" office:value="0.0021675">
            <text:p>2.17E-003</text:p>
          </table:table-cell>
          <table:table-cell table:number-columns-repeated="2"/>
          <table:table-cell office:value-type="string">
            <text:p>P</text:p>
          </table:table-cell>
          <table:table-cell table:style-name="ce2" office:value-type="float" office:value="0.000225">
            <text:p>0.0002250</text:p>
          </table:table-cell>
          <table:table-cell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6816E-07</text:p>
          </table:table-cell>
          <table:table-cell office:value-type="string">
            <text:p><text:s text:c="2"/>0.6816E-07</text:p>
          </table:table-cell>
          <table:table-cell/>
          <table:table-cell table:formula="of:=[.F9]*0.17" office:value-type="float" office:value="0.0000000115872">
            <text:p>1.16E-008</text:p>
          </table:table-cell>
          <table:table-cell table:formula="of:=[.G9]*0.17" office:value-type="float" office:value="0.0000000115872">
            <text:p>1.16E-008</text:p>
          </table:table-cell>
          <table:table-cell table:number-columns-repeated="2"/>
          <table:table-cell office:value-type="string">
            <text:p>S</text:p>
          </table:table-cell>
          <table:table-cell table:style-name="ce2" office:value-type="float" office:value="0.00015">
            <text:p>0.0001500</text:p>
          </table:table-cell>
          <table:table-cell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2547E-03</text:p>
          </table:table-cell>
          <table:table-cell office:value-type="string">
            <text:p><text:s text:c="2"/>0.2530E-03</text:p>
          </table:table-cell>
          <table:table-cell/>
          <table:table-cell table:formula="of:=[.F10]*0.17" office:value-type="float" office:value="0.000043299">
            <text:p>4.33E-005</text:p>
          </table:table-cell>
          <table:table-cell table:formula="of:=[.G10]*0.17" office:value-type="float" office:value="0.00004301">
            <text:p>4.30E-005</text:p>
          </table:table-cell>
          <table:table-cell table:number-columns-repeated="2"/>
          <table:table-cell office:value-type="string">
            <text:p>Si</text:p>
          </table:table-cell>
          <table:table-cell table:style-name="ce2" office:value-type="float" office:value="0.00375">
            <text:p>0.0037500</text:p>
          </table:table-cell>
          <table:table-cell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7066E-08</text:p>
          </table:table-cell>
          <table:table-cell office:value-type="string">
            <text:p><text:s text:c="2"/>0.7066E-08</text:p>
          </table:table-cell>
          <table:table-cell/>
          <table:table-cell table:formula="of:=[.F11]*0.17" office:value-type="float" office:value="0.00000000120122">
            <text:p>1.20E-009</text:p>
          </table:table-cell>
          <table:table-cell table:formula="of:=[.G11]*0.17" office:value-type="float" office:value="0.00000000120122">
            <text:p>1.20E-009</text:p>
          </table:table-cell>
          <table:table-cell table:number-columns-repeated="2"/>
          <table:table-cell office:value-type="string">
            <text:p>C</text:p>
          </table:table-cell>
          <table:table-cell table:style-name="ce2" office:value-type="float" office:value="0.0004">
            <text:p>0.0004000</text:p>
          </table:table-cell>
          <table:table-cell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1081E+01</text:p>
          </table:table-cell>
          <table:table-cell office:value-type="string">
            <text:p><text:s text:c="2"/>0.4912E-04</text:p>
          </table:table-cell>
          <table:table-cell/>
          <table:table-cell table:formula="of:=[.F12]*0.17" office:value-type="float" office:value="0.18377">
            <text:p>1.84E-001</text:p>
          </table:table-cell>
          <table:table-cell table:formula="of:=[.G12]*0.17" office:value-type="float" office:value="0.0000083504">
            <text:p>8.35E-006</text:p>
          </table:table-cell>
          <table:table-cell table:number-columns-repeated="2"/>
          <table:table-cell office:value-type="string">
            <text:p>N</text:p>
          </table:table-cell>
          <table:table-cell table:style-name="ce2" office:value-type="float" office:value="0.0005">
            <text:p>0.0005000</text:p>
          </table:table-cell>
          <table:table-cell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7088E+00</text:p>
          </table:table-cell>
          <table:table-cell office:value-type="string">
            <text:p><text:s text:c="2"/>0.3935E-01</text:p>
          </table:table-cell>
          <table:table-cell/>
          <table:table-cell table:formula="of:=[.F13]*0.17" office:value-type="float" office:value="0.120496">
            <text:p>1.20E-001</text:p>
          </table:table-cell>
          <table:table-cell table:formula="of:=[.G13]*0.17" office:value-type="float" office:value="0.0066895">
            <text:p>6.69E-003</text:p>
          </table:table-cell>
          <table:table-cell table:number-columns-repeated="2"/>
          <table:table-cell office:value-type="string">
            <text:p>Ti</text:p>
          </table:table-cell>
          <table:table-cell table:style-name="ce2" office:value-type="float" office:value="0.0045">
            <text:p>0.0045000</text:p>
          </table:table-cell>
          <table:table-cell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1910E-05</text:p>
          </table:table-cell>
          <table:table-cell office:value-type="string">
            <text:p><text:s text:c="2"/>0.1910E-05</text:p>
          </table:table-cell>
          <table:table-cell/>
          <table:table-cell table:formula="of:=[.F14]*0.17" office:value-type="float" office:value="0.0000003247">
            <text:p>3.25E-007</text:p>
          </table:table-cell>
          <table:table-cell table:formula="of:=[.G14]*0.17" office:value-type="float" office:value="0.0000003247">
            <text:p>3.25E-007</text:p>
          </table:table-cell>
          <table:table-cell table:number-columns-repeated="2"/>
          <table:table-cell office:value-type="string">
            <text:p>Fe</text:p>
          </table:table-cell>
          <table:table-cell table:style-name="ce2" office:value-type="float" office:value="0.650475">
            <text:p>0.6504750</text:p>
          </table:table-cell>
          <table:table-cell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2367E+01</text:p>
          </table:table-cell>
          <table:table-cell office:value-type="string">
            <text:p><text:s text:c="2"/>0.1718E-02</text:p>
          </table:table-cell>
          <table:table-cell/>
          <table:table-cell table:formula="of:=[.F15]*0.17" office:value-type="float" office:value="0.40239">
            <text:p>4.02E-001</text:p>
          </table:table-cell>
          <table:table-cell table:formula="of:=[.G15]*0.17" office:value-type="float" office:value="0.00029206">
            <text:p>2.92E-004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2565E-02</text:p>
          </table:table-cell>
          <table:table-cell office:value-type="string">
            <text:p><text:s text:c="2"/>0.2559E-02</text:p>
          </table:table-cell>
          <table:table-cell/>
          <table:table-cell table:formula="of:=[.F16]*0.17" office:value-type="float" office:value="0.00043605">
            <text:p>4.36E-004</text:p>
          </table:table-cell>
          <table:table-cell table:formula="of:=[.G16]*0.17" office:value-type="float" office:value="0.00043503">
            <text:p>4.35E-004</text:p>
          </table:table-cell>
          <table:table-cell table:number-columns-repeated="2"/>
          <table:table-cell office:value-type="string">
            <text:p>Total=</text:p>
          </table:table-cell>
          <table:table-cell table:style-name="ce2" table:formula="of:=SUM([.N4:.N14])" office:value-type="float" office:value="1">
            <text:p>1.0000000</text:p>
          </table:table-cell>
          <table:table-cell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6718E-03</text:p>
          </table:table-cell>
          <table:table-cell office:value-type="string">
            <text:p><text:s text:c="2"/>0.6578E-03</text:p>
          </table:table-cell>
          <table:table-cell/>
          <table:table-cell table:formula="of:=[.F17]*0.17" office:value-type="float" office:value="0.000114206">
            <text:p>1.14E-004</text:p>
          </table:table-cell>
          <table:table-cell table:formula="of:=[.G17]*0.17" office:value-type="float" office:value="0.000111826">
            <text:p>1.1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3399E-08</text:p>
          </table:table-cell>
          <table:table-cell office:value-type="string">
            <text:p><text:s text:c="2"/>0.3399E-08</text:p>
          </table:table-cell>
          <table:table-cell/>
          <table:table-cell table:formula="of:=[.F18]*0.17" office:value-type="float" office:value="0.00000000057783">
            <text:p>5.78E-010</text:p>
          </table:table-cell>
          <table:table-cell table:formula="of:=[.G18]*0.17" office:value-type="float" office:value="0.00000000057783">
            <text:p>5.78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4047E-05</text:p>
          </table:table-cell>
          <table:table-cell office:value-type="string">
            <text:p><text:s text:c="2"/>0.4047E-05</text:p>
          </table:table-cell>
          <table:table-cell/>
          <table:table-cell table:formula="of:=[.F19]*0.17" office:value-type="float" office:value="0.00000068799">
            <text:p>6.88E-007</text:p>
          </table:table-cell>
          <table:table-cell table:formula="of:=[.G19]*0.17" office:value-type="float" office:value="0.00000068799">
            <text:p>6.88E-007</text:p>
          </table:table-cell>
          <table:table-cell table:number-columns-repeated="2"/>
          <table:table-cell office:value-type="string">
            <text:p>Exposed for 45 day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7944E+00</text:p>
          </table:table-cell>
          <table:table-cell office:value-type="string">
            <text:p><text:s text:c="2"/>0.1699E+00</text:p>
          </table:table-cell>
          <table:table-cell/>
          <table:table-cell table:formula="of:=[.F20]*0.17" office:value-type="float" office:value="0.135048">
            <text:p>1.35E-001</text:p>
          </table:table-cell>
          <table:table-cell table:formula="of:=[.G20]*0.17" office:value-type="float" office:value="0.028883">
            <text:p>2.89E-002</text:p>
          </table:table-cell>
          <table:table-cell table:number-columns-repeated="2"/>
          <table:table-cell office:value-type="string">
            <text:p>Cooled down for 365 day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9723E+01</text:p>
          </table:table-cell>
          <table:table-cell office:value-type="string">
            <text:p><text:s text:c="2"/>0.4751E+00</text:p>
          </table:table-cell>
          <table:table-cell/>
          <table:table-cell table:formula="of:=[.F21]*0.17" office:value-type="float" office:value="1.65291">
            <text:p>1.65E+000</text:p>
          </table:table-cell>
          <table:table-cell table:formula="of:=[.G21]*0.17" office:value-type="float" office:value="0.080767">
            <text:p>8.08E-002</text:p>
          </table:table-cell>
          <table:table-cell table:number-columns-repeated="2"/>
          <table:table-cell office:value-type="string">
            <text:p>E(start)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6081E-02</text:p>
          </table:table-cell>
          <table:table-cell office:value-type="string">
            <text:p><text:s text:c="2"/>0.5992E-02</text:p>
          </table:table-cell>
          <table:table-cell/>
          <table:table-cell table:formula="of:=[.F22]*0.17" office:value-type="float" office:value="0.00103377">
            <text:p>1.03E-003</text:p>
          </table:table-cell>
          <table:table-cell table:formula="of:=[.G22]*0.17" office:value-type="float" office:value="0.00101864">
            <text:p>1.02E-003</text:p>
          </table:table-cell>
          <table:table-cell table:number-columns-repeated="2"/>
          <table:table-cell office:value-type="string">
            <text:p>delta(E)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1340E+02</text:p>
          </table:table-cell>
          <table:table-cell office:value-type="string">
            <text:p><text:s text:c="2"/>0.6228E+01</text:p>
          </table:table-cell>
          <table:table-cell/>
          <table:table-cell table:formula="of:=[.F23]*0.17" office:value-type="float" office:value="2.278">
            <text:p>2.28E+000</text:p>
          </table:table-cell>
          <table:table-cell table:formula="of:=[.G23]*0.17" office:value-type="float" office:value="1.05876">
            <text:p>1.06E+000</text:p>
          </table:table-cell>
          <table:table-cell table:number-columns-repeated="2"/>
          <table:table-cell office:value-type="string">
            <text:p>n(E)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string">
            <text:p><text:s text:c="2"/>23</text:p>
          </table:table-cell>
          <table:table-cell office:value-type="string">
            <text:p><text:s/>23.</text:p>
          </table:table-cell>
          <table:table-cell office:value-type="string">
            <text:p><text:s/>51.</text:p>
          </table:table-cell>
          <table:table-cell office:value-type="string">
            <text:p><text:s/>0.1100E+11</text:p>
          </table:table-cell>
          <table:table-cell office:value-type="string">
            <text:p><text:s/>0.1798E-06</text:p>
          </table:table-cell>
          <table:table-cell office:value-type="string">
            <text:p><text:s text:c="2"/>0.1798E-06</text:p>
          </table:table-cell>
          <table:table-cell/>
          <table:table-cell table:formula="of:=[.F24]*0.17" office:value-type="float" office:value="0.000000030566">
            <text:p>3.06E-008</text:p>
          </table:table-cell>
          <table:table-cell table:formula="of:=[.G24]*0.17" office:value-type="float" office:value="0.000000030566">
            <text:p>3.06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4</text:p>
          </table:table-cell>
          <table:table-cell office:value-type="string">
            <text:p><text:s/>24.</text:p>
          </table:table-cell>
          <table:table-cell office:value-type="string">
            <text:p><text:s/>51.</text:p>
          </table:table-cell>
          <table:table-cell office:value-type="string">
            <text:p><text:s/>0.2771E+02</text:p>
          </table:table-cell>
          <table:table-cell office:value-type="string">
            <text:p><text:s/>0.1385E+03</text:p>
          </table:table-cell>
          <table:table-cell office:value-type="string">
            <text:p><text:s text:c="2"/>0.1502E-01</text:p>
          </table:table-cell>
          <table:table-cell/>
          <table:table-cell table:formula="of:=[.F25]*0.17" office:value-type="float" office:value="23.545">
            <text:p>2.35E+001</text:p>
          </table:table-cell>
          <table:table-cell table:formula="of:=[.G25]*0.17" office:value-type="float" office:value="0.0025534">
            <text:p>2.55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5</text:p>
          </table:table-cell>
          <table:table-cell office:value-type="string">
            <text:p><text:s/>25.</text:p>
          </table:table-cell>
          <table:table-cell office:value-type="string">
            <text:p><text:s/>53.</text:p>
          </table:table-cell>
          <table:table-cell office:value-type="string">
            <text:p><text:s/>0.1370E+10</text:p>
          </table:table-cell>
          <table:table-cell office:value-type="string">
            <text:p><text:s/>0.7130E-07</text:p>
          </table:table-cell>
          <table:table-cell office:value-type="string">
            <text:p><text:s text:c="2"/>0.7130E-07</text:p>
          </table:table-cell>
          <table:table-cell/>
          <table:table-cell table:formula="of:=[.F26]*0.17" office:value-type="float" office:value="0.000000012121">
            <text:p>1.21E-008</text:p>
          </table:table-cell>
          <table:table-cell table:formula="of:=[.G26]*0.17" office:value-type="float" office:value="0.000000012121">
            <text:p>1.21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6</text:p>
          </table:table-cell>
          <table:table-cell office:value-type="string">
            <text:p><text:s/>25.</text:p>
          </table:table-cell>
          <table:table-cell office:value-type="string">
            <text:p><text:s/>54.</text:p>
          </table:table-cell>
          <table:table-cell office:value-type="string">
            <text:p><text:s/>0.3120E+03</text:p>
          </table:table-cell>
          <table:table-cell office:value-type="string">
            <text:p><text:s/>0.5175E-01</text:p>
          </table:table-cell>
          <table:table-cell office:value-type="string">
            <text:p><text:s text:c="2"/>0.2300E-01</text:p>
          </table:table-cell>
          <table:table-cell/>
          <table:table-cell table:formula="of:=[.F27]*0.17" office:value-type="float" office:value="0.0087975">
            <text:p>8.80E-003</text:p>
          </table:table-cell>
          <table:table-cell table:formula="of:=[.G27]*0.17" office:value-type="float" office:value="0.00391">
            <text:p>3.91E-003</text:p>
          </table:table-cell>
          <table:table-cell table:number-columns-repeated="5"/>
        </table:table-row>
        <table:table-row table:style-name="ro1">
          <table:table-cell office:value-type="string">
            <text:p>Mo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2246E+00</text:p>
          </table:table-cell>
          <table:table-cell office:value-type="string">
            <text:p><text:s text:c="2"/>0.2123E+00</text:p>
          </table:table-cell>
          <table:table-cell/>
          <table:table-cell table:formula="of:=[.F28]*0.025" office:value-type="float" office:value="0.005615">
            <text:p>5.62E-003</text:p>
          </table:table-cell>
          <table:table-cell table:formula="of:=[.G28]*0.025" office:value-type="float" office:value="0.0053075">
            <text:p>5.31E-003</text:p>
          </table:table-cell>
          <table:table-cell table:number-columns-repeated="3"/>
          <table:table-cell office:value-type="string">
            <text:p>dndti (weighted)</text:p>
          </table:table-cell>
          <table:table-cell office:value-type="string">
            <text:p>dndtf (weighted)</text:p>
          </table:table-cell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1343E+00</text:p>
          </table:table-cell>
          <table:table-cell office:value-type="string">
            <text:p><text:s text:c="2"/>0.1166E-02</text:p>
          </table:table-cell>
          <table:table-cell/>
          <table:table-cell table:formula="of:=[.F29]*0.025" office:value-type="float" office:value="0.0033575">
            <text:p>3.36E-003</text:p>
          </table:table-cell>
          <table:table-cell table:formula="of:=[.G29]*0.025" office:value-type="float" office:value="0.00002915">
            <text:p>2.92E-005</text:p>
          </table:table-cell>
          <table:table-cell table:number-columns-repeated="2"/>
          <table:table-cell office:value-type="string">
            <text:p>Total activity=</text:p>
          </table:table-cell>
          <table:table-cell table:style-name="ce1" table:formula="of:=[.I257]" office:value-type="float" office:value="150.541964522485">
            <text:p>1.51E+002</text:p>
          </table:table-cell>
          <table:table-cell table:style-name="ce1" table:formula="of:=[.J257]" office:value-type="float" office:value="14.0232345111543">
            <text:p>1.40E+001</text:p>
          </table:table-cell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5080E-06</text:p>
          </table:table-cell>
          <table:table-cell office:value-type="string">
            <text:p><text:s text:c="2"/>0.5080E-06</text:p>
          </table:table-cell>
          <table:table-cell/>
          <table:table-cell table:formula="of:=[.F30]*0.025" office:value-type="float" office:value="0.0000000127">
            <text:p>1.27E-008</text:p>
          </table:table-cell>
          <table:table-cell table:formula="of:=[.G30]*0.025" office:value-type="float" office:value="0.0000000127">
            <text:p>1.27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9760E-09</text:p>
          </table:table-cell>
          <table:table-cell office:value-type="string">
            <text:p><text:s text:c="2"/>0.9760E-09</text:p>
          </table:table-cell>
          <table:table-cell/>
          <table:table-cell table:formula="of:=[.F31]*0.025" office:value-type="float" office:value="0.0000000000244">
            <text:p>2.44E-011</text:p>
          </table:table-cell>
          <table:table-cell table:formula="of:=[.G31]*0.025" office:value-type="float" office:value="0.0000000000244">
            <text:p>2.44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3116E-05</text:p>
          </table:table-cell>
          <table:table-cell office:value-type="string">
            <text:p><text:s text:c="2"/>0.3116E-05</text:p>
          </table:table-cell>
          <table:table-cell/>
          <table:table-cell table:formula="of:=[.F32]*0.025" office:value-type="float" office:value="0.0000000779">
            <text:p>7.79E-008</text:p>
          </table:table-cell>
          <table:table-cell table:formula="of:=[.G32]*0.025" office:value-type="float" office:value="0.0000000779">
            <text:p>7.79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5521E-09</text:p>
          </table:table-cell>
          <table:table-cell office:value-type="string">
            <text:p><text:s text:c="2"/>0.5521E-09</text:p>
          </table:table-cell>
          <table:table-cell/>
          <table:table-cell table:formula="of:=[.F33]*0.025" office:value-type="float" office:value="0.0000000000138025">
            <text:p>1.38E-011</text:p>
          </table:table-cell>
          <table:table-cell table:formula="of:=[.G33]*0.025" office:value-type="float" office:value="0.0000000000138025">
            <text:p>1.38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2278E-02</text:p>
          </table:table-cell>
          <table:table-cell office:value-type="string">
            <text:p><text:s text:c="2"/>0.1749E-02</text:p>
          </table:table-cell>
          <table:table-cell/>
          <table:table-cell table:formula="of:=[.F34]*0.025" office:value-type="float" office:value="0.00005695">
            <text:p>5.70E-005</text:p>
          </table:table-cell>
          <table:table-cell table:formula="of:=[.G34]*0.025" office:value-type="float" office:value="0.000043725">
            <text:p>4.37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6180E-08</text:p>
          </table:table-cell>
          <table:table-cell office:value-type="string">
            <text:p><text:s text:c="2"/>0.6180E-08</text:p>
          </table:table-cell>
          <table:table-cell/>
          <table:table-cell table:formula="of:=[.F35]*0.025" office:value-type="float" office:value="0.0000000001545">
            <text:p>1.55E-010</text:p>
          </table:table-cell>
          <table:table-cell table:formula="of:=[.G35]*0.025" office:value-type="float" office:value="0.0000000001545">
            <text:p>1.55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2149E-04</text:p>
          </table:table-cell>
          <table:table-cell office:value-type="string">
            <text:p><text:s text:c="2"/>0.2134E-04</text:p>
          </table:table-cell>
          <table:table-cell/>
          <table:table-cell table:formula="of:=[.F36]*0.025" office:value-type="float" office:value="0.00000053725">
            <text:p>5.37E-007</text:p>
          </table:table-cell>
          <table:table-cell table:formula="of:=[.G36]*0.025" office:value-type="float" office:value="0.0000005335">
            <text:p>5.34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3378E-09</text:p>
          </table:table-cell>
          <table:table-cell office:value-type="string">
            <text:p><text:s text:c="2"/>0.3378E-09</text:p>
          </table:table-cell>
          <table:table-cell/>
          <table:table-cell table:formula="of:=[.F37]*0.025" office:value-type="float" office:value="0.000000000008445">
            <text:p>8.45E-012</text:p>
          </table:table-cell>
          <table:table-cell table:formula="of:=[.G37]*0.025" office:value-type="float" office:value="0.000000000008445">
            <text:p>8.45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5732E-01</text:p>
          </table:table-cell>
          <table:table-cell office:value-type="string">
            <text:p><text:s text:c="2"/>0.2604E-05</text:p>
          </table:table-cell>
          <table:table-cell/>
          <table:table-cell table:formula="of:=[.F38]*0.025" office:value-type="float" office:value="0.001433">
            <text:p>1.43E-003</text:p>
          </table:table-cell>
          <table:table-cell table:formula="of:=[.G38]*0.025" office:value-type="float" office:value="0.0000000651">
            <text:p>6.51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2534E-01</text:p>
          </table:table-cell>
          <table:table-cell office:value-type="string">
            <text:p><text:s text:c="2"/>0.1406E-02</text:p>
          </table:table-cell>
          <table:table-cell/>
          <table:table-cell table:formula="of:=[.F39]*0.025" office:value-type="float" office:value="0.0006335">
            <text:p>6.34E-004</text:p>
          </table:table-cell>
          <table:table-cell table:formula="of:=[.G39]*0.025" office:value-type="float" office:value="0.00003515">
            <text:p>3.52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3938E-07</text:p>
          </table:table-cell>
          <table:table-cell office:value-type="string">
            <text:p><text:s text:c="2"/>0.3938E-07</text:p>
          </table:table-cell>
          <table:table-cell/>
          <table:table-cell table:formula="of:=[.F40]*0.025" office:value-type="float" office:value="0.0000000009845">
            <text:p>9.85E-010</text:p>
          </table:table-cell>
          <table:table-cell table:formula="of:=[.G40]*0.025" office:value-type="float" office:value="0.0000000009845">
            <text:p>9.85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4744E-01</text:p>
          </table:table-cell>
          <table:table-cell office:value-type="string">
            <text:p><text:s text:c="2"/>0.3444E-04</text:p>
          </table:table-cell>
          <table:table-cell/>
          <table:table-cell table:formula="of:=[.F41]*0.025" office:value-type="float" office:value="0.001186">
            <text:p>1.19E-003</text:p>
          </table:table-cell>
          <table:table-cell table:formula="of:=[.G41]*0.025" office:value-type="float" office:value="0.000000861">
            <text:p>8.61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4128E-04</text:p>
          </table:table-cell>
          <table:table-cell office:value-type="string">
            <text:p><text:s text:c="2"/>0.4118E-04</text:p>
          </table:table-cell>
          <table:table-cell/>
          <table:table-cell table:formula="of:=[.F42]*0.025" office:value-type="float" office:value="0.000001032">
            <text:p>1.03E-006</text:p>
          </table:table-cell>
          <table:table-cell table:formula="of:=[.G42]*0.025" office:value-type="float" office:value="0.0000010295">
            <text:p>1.03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8135E-05</text:p>
          </table:table-cell>
          <table:table-cell office:value-type="string">
            <text:p><text:s text:c="2"/>0.7966E-05</text:p>
          </table:table-cell>
          <table:table-cell/>
          <table:table-cell table:formula="of:=[.F43]*0.025" office:value-type="float" office:value="0.000000203375">
            <text:p>2.03E-007</text:p>
          </table:table-cell>
          <table:table-cell table:formula="of:=[.G43]*0.025" office:value-type="float" office:value="0.00000019915">
            <text:p>1.99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7050E-10</text:p>
          </table:table-cell>
          <table:table-cell office:value-type="string">
            <text:p><text:s text:c="2"/>0.7050E-10</text:p>
          </table:table-cell>
          <table:table-cell/>
          <table:table-cell table:formula="of:=[.F44]*0.025" office:value-type="float" office:value="0.0000000000017625">
            <text:p>1.76E-012</text:p>
          </table:table-cell>
          <table:table-cell table:formula="of:=[.G44]*0.025" office:value-type="float" office:value="0.0000000000017625">
            <text:p>1.76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6746E-07</text:p>
          </table:table-cell>
          <table:table-cell office:value-type="string">
            <text:p><text:s text:c="2"/>0.6746E-07</text:p>
          </table:table-cell>
          <table:table-cell/>
          <table:table-cell table:formula="of:=[.F45]*0.025" office:value-type="float" office:value="0.0000000016865">
            <text:p>1.69E-009</text:p>
          </table:table-cell>
          <table:table-cell table:formula="of:=[.G45]*0.025" office:value-type="float" office:value="0.0000000016865">
            <text:p>1.69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4905E-02</text:p>
          </table:table-cell>
          <table:table-cell office:value-type="string">
            <text:p><text:s text:c="2"/>0.1049E-02</text:p>
          </table:table-cell>
          <table:table-cell/>
          <table:table-cell table:formula="of:=[.F46]*0.025" office:value-type="float" office:value="0.000122625">
            <text:p>1.23E-004</text:p>
          </table:table-cell>
          <table:table-cell table:formula="of:=[.G46]*0.025" office:value-type="float" office:value="0.000026225">
            <text:p>2.62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3827E-01</text:p>
          </table:table-cell>
          <table:table-cell office:value-type="string">
            <text:p><text:s text:c="2"/>0.1870E-02</text:p>
          </table:table-cell>
          <table:table-cell/>
          <table:table-cell table:formula="of:=[.F47]*0.025" office:value-type="float" office:value="0.00095675">
            <text:p>9.57E-004</text:p>
          </table:table-cell>
          <table:table-cell table:formula="of:=[.G47]*0.025" office:value-type="float" office:value="0.00004675">
            <text:p>4.68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2962E-04</text:p>
          </table:table-cell>
          <table:table-cell office:value-type="string">
            <text:p><text:s text:c="2"/>0.2919E-04</text:p>
          </table:table-cell>
          <table:table-cell/>
          <table:table-cell table:formula="of:=[.F48]*0.025" office:value-type="float" office:value="0.0000007405">
            <text:p>7.41E-007</text:p>
          </table:table-cell>
          <table:table-cell table:formula="of:=[.G48]*0.025" office:value-type="float" office:value="0.00000072975">
            <text:p>7.30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2627E-01</text:p>
          </table:table-cell>
          <table:table-cell office:value-type="string">
            <text:p><text:s text:c="2"/>0.1221E-01</text:p>
          </table:table-cell>
          <table:table-cell/>
          <table:table-cell table:formula="of:=[.F49]*0.025" office:value-type="float" office:value="0.00065675">
            <text:p>6.57E-004</text:p>
          </table:table-cell>
          <table:table-cell table:formula="of:=[.G49]*0.025" office:value-type="float" office:value="0.00030525">
            <text:p>3.05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3</text:p>
          </table:table-cell>
          <table:table-cell office:value-type="string">
            <text:p><text:s/>23.</text:p>
          </table:table-cell>
          <table:table-cell office:value-type="string">
            <text:p><text:s/>51.</text:p>
          </table:table-cell>
          <table:table-cell office:value-type="string">
            <text:p><text:s/>0.1100E+11</text:p>
          </table:table-cell>
          <table:table-cell office:value-type="string">
            <text:p><text:s/>0.2491E-09</text:p>
          </table:table-cell>
          <table:table-cell office:value-type="string">
            <text:p><text:s text:c="2"/>0.2491E-09</text:p>
          </table:table-cell>
          <table:table-cell/>
          <table:table-cell table:formula="of:=[.F50]*0.025" office:value-type="float" office:value="0.0000000000062275">
            <text:p>6.23E-012</text:p>
          </table:table-cell>
          <table:table-cell table:formula="of:=[.G50]*0.025" office:value-type="float" office:value="0.0000000000062275">
            <text:p>6.23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4</text:p>
          </table:table-cell>
          <table:table-cell office:value-type="string">
            <text:p><text:s/>24.</text:p>
          </table:table-cell>
          <table:table-cell office:value-type="string">
            <text:p><text:s/>51.</text:p>
          </table:table-cell>
          <table:table-cell office:value-type="string">
            <text:p><text:s/>0.2771E+02</text:p>
          </table:table-cell>
          <table:table-cell office:value-type="string">
            <text:p><text:s/>0.1703E+00</text:p>
          </table:table-cell>
          <table:table-cell office:value-type="string">
            <text:p><text:s text:c="2"/>0.1846E-04</text:p>
          </table:table-cell>
          <table:table-cell/>
          <table:table-cell table:formula="of:=[.F51]*0.025" office:value-type="float" office:value="0.0042575">
            <text:p>4.26E-003</text:p>
          </table:table-cell>
          <table:table-cell table:formula="of:=[.G51]*0.025" office:value-type="float" office:value="0.0000004615">
            <text:p>4.62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5</text:p>
          </table:table-cell>
          <table:table-cell office:value-type="string">
            <text:p><text:s/>25.</text:p>
          </table:table-cell>
          <table:table-cell office:value-type="string">
            <text:p><text:s/>53.</text:p>
          </table:table-cell>
          <table:table-cell office:value-type="string">
            <text:p><text:s/>0.1370E+10</text:p>
          </table:table-cell>
          <table:table-cell office:value-type="string">
            <text:p><text:s/>0.6186E-08</text:p>
          </table:table-cell>
          <table:table-cell office:value-type="string">
            <text:p><text:s text:c="2"/>0.6186E-08</text:p>
          </table:table-cell>
          <table:table-cell/>
          <table:table-cell table:formula="of:=[.F52]*0.025" office:value-type="float" office:value="0.00000000015465">
            <text:p>1.55E-010</text:p>
          </table:table-cell>
          <table:table-cell table:formula="of:=[.G52]*0.025" office:value-type="float" office:value="0.00000000015465">
            <text:p>1.55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6</text:p>
          </table:table-cell>
          <table:table-cell office:value-type="string">
            <text:p><text:s/>25.</text:p>
          </table:table-cell>
          <table:table-cell office:value-type="string">
            <text:p><text:s/>54.</text:p>
          </table:table-cell>
          <table:table-cell office:value-type="string">
            <text:p><text:s/>0.3120E+03</text:p>
          </table:table-cell>
          <table:table-cell office:value-type="string">
            <text:p><text:s/>0.2668E-01</text:p>
          </table:table-cell>
          <table:table-cell office:value-type="string">
            <text:p><text:s text:c="2"/>0.1186E-01</text:p>
          </table:table-cell>
          <table:table-cell/>
          <table:table-cell table:formula="of:=[.F53]*0.025" office:value-type="float" office:value="0.000667">
            <text:p>6.67E-004</text:p>
          </table:table-cell>
          <table:table-cell table:formula="of:=[.G53]*0.025" office:value-type="float" office:value="0.0002965">
            <text:p>2.97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7</text:p>
          </table:table-cell>
          <table:table-cell office:value-type="string">
            <text:p><text:s/>26.</text:p>
          </table:table-cell>
          <table:table-cell office:value-type="string">
            <text:p><text:s/>55.</text:p>
          </table:table-cell>
          <table:table-cell office:value-type="string">
            <text:p><text:s/>0.9970E+03</text:p>
          </table:table-cell>
          <table:table-cell office:value-type="string">
            <text:p><text:s/>0.7257E-02</text:p>
          </table:table-cell>
          <table:table-cell office:value-type="string">
            <text:p><text:s text:c="2"/>0.5630E-02</text:p>
          </table:table-cell>
          <table:table-cell/>
          <table:table-cell table:formula="of:=[.F54]*0.025" office:value-type="float" office:value="0.000181425">
            <text:p>1.81E-004</text:p>
          </table:table-cell>
          <table:table-cell table:formula="of:=[.G54]*0.025" office:value-type="float" office:value="0.00014075">
            <text:p>1.41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8</text:p>
          </table:table-cell>
          <table:table-cell office:value-type="string">
            <text:p><text:s/>26.</text:p>
          </table:table-cell>
          <table:table-cell office:value-type="string">
            <text:p><text:s/>59.</text:p>
          </table:table-cell>
          <table:table-cell office:value-type="string">
            <text:p><text:s/>0.4450E+02</text:p>
          </table:table-cell>
          <table:table-cell office:value-type="string">
            <text:p><text:s/>0.1427E-01</text:p>
          </table:table-cell>
          <table:table-cell office:value-type="string">
            <text:p><text:s text:c="2"/>0.4849E-04</text:p>
          </table:table-cell>
          <table:table-cell/>
          <table:table-cell table:formula="of:=[.F55]*0.025" office:value-type="float" office:value="0.00035675">
            <text:p>3.57E-004</text:p>
          </table:table-cell>
          <table:table-cell table:formula="of:=[.G55]*0.025" office:value-type="float" office:value="0.00000121225">
            <text:p>1.21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9</text:p>
          </table:table-cell>
          <table:table-cell office:value-type="string">
            <text:p><text:s/>26.</text:p>
          </table:table-cell>
          <table:table-cell office:value-type="string">
            <text:p><text:s/>60.</text:p>
          </table:table-cell>
          <table:table-cell office:value-type="string">
            <text:p><text:s/>0.3650E+08</text:p>
          </table:table-cell>
          <table:table-cell office:value-type="string">
            <text:p><text:s/>0.8322E-08</text:p>
          </table:table-cell>
          <table:table-cell office:value-type="string">
            <text:p><text:s text:c="2"/>0.8322E-08</text:p>
          </table:table-cell>
          <table:table-cell/>
          <table:table-cell table:formula="of:=[.F56]*0.025" office:value-type="float" office:value="0.00000000020805">
            <text:p>2.08E-010</text:p>
          </table:table-cell>
          <table:table-cell table:formula="of:=[.G56]*0.025" office:value-type="float" office:value="0.00000000020805">
            <text:p>2.08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0</text:p>
          </table:table-cell>
          <table:table-cell office:value-type="string">
            <text:p><text:s/>27.</text:p>
          </table:table-cell>
          <table:table-cell office:value-type="string">
            <text:p><text:s/>56.</text:p>
          </table:table-cell>
          <table:table-cell office:value-type="string">
            <text:p><text:s/>0.7770E+02</text:p>
          </table:table-cell>
          <table:table-cell office:value-type="string">
            <text:p><text:s/>0.2360E-01</text:p>
          </table:table-cell>
          <table:table-cell office:value-type="string">
            <text:p><text:s text:c="2"/>0.9097E-03</text:p>
          </table:table-cell>
          <table:table-cell/>
          <table:table-cell table:formula="of:=[.F57]*0.025" office:value-type="float" office:value="0.00059">
            <text:p>5.90E-004</text:p>
          </table:table-cell>
          <table:table-cell table:formula="of:=[.G57]*0.025" office:value-type="float" office:value="0.0000227425">
            <text:p>2.27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1</text:p>
          </table:table-cell>
          <table:table-cell office:value-type="string">
            <text:p><text:s/>27.</text:p>
          </table:table-cell>
          <table:table-cell office:value-type="string">
            <text:p><text:s/>57.</text:p>
          </table:table-cell>
          <table:table-cell office:value-type="string">
            <text:p><text:s/>0.2720E+03</text:p>
          </table:table-cell>
          <table:table-cell office:value-type="string">
            <text:p><text:s/>0.2711E-01</text:p>
          </table:table-cell>
          <table:table-cell office:value-type="string">
            <text:p><text:s text:c="2"/>0.1070E-01</text:p>
          </table:table-cell>
          <table:table-cell/>
          <table:table-cell table:formula="of:=[.F58]*0.025" office:value-type="float" office:value="0.00067775">
            <text:p>6.78E-004</text:p>
          </table:table-cell>
          <table:table-cell table:formula="of:=[.G58]*0.025" office:value-type="float" office:value="0.0002675">
            <text:p>2.68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2</text:p>
          </table:table-cell>
          <table:table-cell office:value-type="string">
            <text:p><text:s/>27.</text:p>
          </table:table-cell>
          <table:table-cell office:value-type="string">
            <text:p><text:s/>58.</text:p>
          </table:table-cell>
          <table:table-cell office:value-type="string">
            <text:p><text:s/>0.7090E+02</text:p>
          </table:table-cell>
          <table:table-cell office:value-type="string">
            <text:p><text:s/>0.1349E+00</text:p>
          </table:table-cell>
          <table:table-cell office:value-type="string">
            <text:p><text:s text:c="2"/>0.3806E-02</text:p>
          </table:table-cell>
          <table:table-cell/>
          <table:table-cell table:formula="of:=[.F59]*0.025" office:value-type="float" office:value="0.0033725">
            <text:p>3.37E-003</text:p>
          </table:table-cell>
          <table:table-cell table:formula="of:=[.G59]*0.025" office:value-type="float" office:value="0.00009515">
            <text:p>9.52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3</text:p>
          </table:table-cell>
          <table:table-cell office:value-type="string">
            <text:p><text:s/>27.</text:p>
          </table:table-cell>
          <table:table-cell office:value-type="string">
            <text:p><text:s/>60.</text:p>
          </table:table-cell>
          <table:table-cell office:value-type="string">
            <text:p><text:s/>0.1925E+04</text:p>
          </table:table-cell>
          <table:table-cell office:value-type="string">
            <text:p><text:s/>0.2236E-02</text:p>
          </table:table-cell>
          <table:table-cell office:value-type="string">
            <text:p><text:s text:c="2"/>0.1961E-02</text:p>
          </table:table-cell>
          <table:table-cell/>
          <table:table-cell table:formula="of:=[.F60]*0.025" office:value-type="float" office:value="0.0000559">
            <text:p>5.59E-005</text:p>
          </table:table-cell>
          <table:table-cell table:formula="of:=[.G60]*0.025" office:value-type="float" office:value="0.000049025">
            <text:p>4.90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4</text:p>
          </table:table-cell>
          <table:table-cell office:value-type="string">
            <text:p><text:s/>28.</text:p>
          </table:table-cell>
          <table:table-cell office:value-type="string">
            <text:p><text:s/>59.</text:p>
          </table:table-cell>
          <table:table-cell office:value-type="string">
            <text:p><text:s/>0.2740E+08</text:p>
          </table:table-cell>
          <table:table-cell office:value-type="string">
            <text:p><text:s/>0.2418E-06</text:p>
          </table:table-cell>
          <table:table-cell office:value-type="string">
            <text:p><text:s text:c="2"/>0.2418E-06</text:p>
          </table:table-cell>
          <table:table-cell/>
          <table:table-cell table:formula="of:=[.F61]*0.025" office:value-type="float" office:value="0.000000006045">
            <text:p>6.05E-009</text:p>
          </table:table-cell>
          <table:table-cell table:formula="of:=[.G61]*0.025" office:value-type="float" office:value="0.000000006045">
            <text:p>6.05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5</text:p>
          </table:table-cell>
          <table:table-cell office:value-type="string">
            <text:p><text:s/>28.</text:p>
          </table:table-cell>
          <table:table-cell office:value-type="string">
            <text:p><text:s/>63.</text:p>
          </table:table-cell>
          <table:table-cell office:value-type="string">
            <text:p><text:s/>0.3650E+05</text:p>
          </table:table-cell>
          <table:table-cell office:value-type="string">
            <text:p><text:s/>0.7325E-04</text:p>
          </table:table-cell>
          <table:table-cell office:value-type="string">
            <text:p><text:s text:c="2"/>0.7274E-04</text:p>
          </table:table-cell>
          <table:table-cell/>
          <table:table-cell table:formula="of:=[.F62]*0.025" office:value-type="float" office:value="0.00000183125">
            <text:p>1.83E-006</text:p>
          </table:table-cell>
          <table:table-cell table:formula="of:=[.G62]*0.025" office:value-type="float" office:value="0.0000018185">
            <text:p>1.82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6</text:p>
          </table:table-cell>
          <table:table-cell office:value-type="string">
            <text:p><text:s/>29.</text:p>
          </table:table-cell>
          <table:table-cell office:value-type="string">
            <text:p><text:s/>63.</text:p>
          </table:table-cell>
          <table:table-cell office:value-type="string">
            <text:p><text:s/>0.1100E+11</text:p>
          </table:table-cell>
          <table:table-cell office:value-type="string">
            <text:p><text:s/>0.1803E-08</text:p>
          </table:table-cell>
          <table:table-cell office:value-type="string">
            <text:p><text:s text:c="2"/>0.1803E-08</text:p>
          </table:table-cell>
          <table:table-cell/>
          <table:table-cell table:formula="of:=[.F63]*0.025" office:value-type="float" office:value="0.000000000045075">
            <text:p>4.51E-011</text:p>
          </table:table-cell>
          <table:table-cell table:formula="of:=[.G63]*0.025" office:value-type="float" office:value="0.000000000045075">
            <text:p>4.51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7</text:p>
          </table:table-cell>
          <table:table-cell office:value-type="string">
            <text:p><text:s/>30.</text:p>
          </table:table-cell>
          <table:table-cell office:value-type="string">
            <text:p><text:s/>65.</text:p>
          </table:table-cell>
          <table:table-cell office:value-type="string">
            <text:p><text:s/>0.2440E+03</text:p>
          </table:table-cell>
          <table:table-cell office:value-type="string">
            <text:p><text:s/>0.8454E-01</text:p>
          </table:table-cell>
          <table:table-cell office:value-type="string">
            <text:p><text:s text:c="2"/>0.2998E-01</text:p>
          </table:table-cell>
          <table:table-cell/>
          <table:table-cell table:formula="of:=[.F64]*0.025" office:value-type="float" office:value="0.0021135">
            <text:p>2.11E-003</text:p>
          </table:table-cell>
          <table:table-cell table:formula="of:=[.G64]*0.025" office:value-type="float" office:value="0.0007495">
            <text:p>7.50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8</text:p>
          </table:table-cell>
          <table:table-cell office:value-type="string">
            <text:p><text:s/>31.</text:p>
          </table:table-cell>
          <table:table-cell office:value-type="string">
            <text:p><text:s/>69.</text:p>
          </table:table-cell>
          <table:table-cell office:value-type="string">
            <text:p><text:s/>0.1100E+11</text:p>
          </table:table-cell>
          <table:table-cell office:value-type="string">
            <text:p><text:s/>0.1268E-08</text:p>
          </table:table-cell>
          <table:table-cell office:value-type="string">
            <text:p><text:s text:c="2"/>0.1268E-08</text:p>
          </table:table-cell>
          <table:table-cell/>
          <table:table-cell table:formula="of:=[.F65]*0.025" office:value-type="float" office:value="0.0000000000317">
            <text:p>3.17E-011</text:p>
          </table:table-cell>
          <table:table-cell table:formula="of:=[.G65]*0.025" office:value-type="float" office:value="0.0000000000317">
            <text:p>3.17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9</text:p>
          </table:table-cell>
          <table:table-cell office:value-type="string">
            <text:p><text:s/>32.</text:p>
          </table:table-cell>
          <table:table-cell office:value-type="string">
            <text:p><text:s/>68.</text:p>
          </table:table-cell>
          <table:table-cell office:value-type="string">
            <text:p><text:s/>0.2710E+03</text:p>
          </table:table-cell>
          <table:table-cell office:value-type="string">
            <text:p><text:s/>0.6842E-01</text:p>
          </table:table-cell>
          <table:table-cell office:value-type="string">
            <text:p><text:s text:c="2"/>0.2690E-01</text:p>
          </table:table-cell>
          <table:table-cell/>
          <table:table-cell table:formula="of:=[.F66]*0.025" office:value-type="float" office:value="0.0017105">
            <text:p>1.71E-003</text:p>
          </table:table-cell>
          <table:table-cell table:formula="of:=[.G66]*0.025" office:value-type="float" office:value="0.0006725">
            <text:p>6.73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0</text:p>
          </table:table-cell>
          <table:table-cell office:value-type="string">
            <text:p><text:s/>33.</text:p>
          </table:table-cell>
          <table:table-cell office:value-type="string">
            <text:p><text:s/>73.</text:p>
          </table:table-cell>
          <table:table-cell office:value-type="string">
            <text:p><text:s/>0.8030E+02</text:p>
          </table:table-cell>
          <table:table-cell office:value-type="string">
            <text:p><text:s/>0.3653E+00</text:p>
          </table:table-cell>
          <table:table-cell office:value-type="string">
            <text:p><text:s text:c="2"/>0.1565E-01</text:p>
          </table:table-cell>
          <table:table-cell/>
          <table:table-cell table:formula="of:=[.F67]*0.025" office:value-type="float" office:value="0.0091325">
            <text:p>9.13E-003</text:p>
          </table:table-cell>
          <table:table-cell table:formula="of:=[.G67]*0.025" office:value-type="float" office:value="0.00039125">
            <text:p>3.91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1</text:p>
          </table:table-cell>
          <table:table-cell office:value-type="string">
            <text:p><text:s/>33.</text:p>
          </table:table-cell>
          <table:table-cell office:value-type="string">
            <text:p><text:s/>74.</text:p>
          </table:table-cell>
          <table:table-cell office:value-type="string">
            <text:p><text:s/>0.1780E+02</text:p>
          </table:table-cell>
          <table:table-cell office:value-type="string">
            <text:p><text:s/>0.3880E+00</text:p>
          </table:table-cell>
          <table:table-cell office:value-type="string">
            <text:p><text:s text:c="2"/>0.2609E-06</text:p>
          </table:table-cell>
          <table:table-cell/>
          <table:table-cell table:formula="of:=[.F68]*0.025" office:value-type="float" office:value="0.0097">
            <text:p>9.70E-003</text:p>
          </table:table-cell>
          <table:table-cell table:formula="of:=[.G68]*0.025" office:value-type="float" office:value="0.0000000065225">
            <text:p>6.52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2</text:p>
          </table:table-cell>
          <table:table-cell office:value-type="string">
            <text:p><text:s/>34.</text:p>
          </table:table-cell>
          <table:table-cell office:value-type="string">
            <text:p><text:s/>75.</text:p>
          </table:table-cell>
          <table:table-cell office:value-type="string">
            <text:p><text:s/>0.1200E+03</text:p>
          </table:table-cell>
          <table:table-cell office:value-type="string">
            <text:p><text:s/>0.3437E+00</text:p>
          </table:table-cell>
          <table:table-cell office:value-type="string">
            <text:p><text:s text:c="2"/>0.4175E-01</text:p>
          </table:table-cell>
          <table:table-cell/>
          <table:table-cell table:formula="of:=[.F69]*0.025" office:value-type="float" office:value="0.0085925">
            <text:p>8.59E-003</text:p>
          </table:table-cell>
          <table:table-cell table:formula="of:=[.G69]*0.025" office:value-type="float" office:value="0.00104375">
            <text:p>1.04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3</text:p>
          </table:table-cell>
          <table:table-cell office:value-type="string">
            <text:p><text:s/>34.</text:p>
          </table:table-cell>
          <table:table-cell office:value-type="string">
            <text:p><text:s/>80.</text:p>
          </table:table-cell>
          <table:table-cell office:value-type="string">
            <text:p><text:s/>0.1100E+11</text:p>
          </table:table-cell>
          <table:table-cell office:value-type="string">
            <text:p><text:s/>0.3414E-10</text:p>
          </table:table-cell>
          <table:table-cell office:value-type="string">
            <text:p><text:s text:c="2"/>0.3414E-10</text:p>
          </table:table-cell>
          <table:table-cell/>
          <table:table-cell table:formula="of:=[.F70]*0.025" office:value-type="float" office:value="0.0000000000008535">
            <text:p>8.54E-013</text:p>
          </table:table-cell>
          <table:table-cell table:formula="of:=[.G70]*0.025" office:value-type="float" office:value="0.0000000000008535">
            <text:p>8.54E-01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4</text:p>
          </table:table-cell>
          <table:table-cell office:value-type="string">
            <text:p><text:s/>34.</text:p>
          </table:table-cell>
          <table:table-cell office:value-type="string">
            <text:p><text:s/>79.</text:p>
          </table:table-cell>
          <table:table-cell office:value-type="string">
            <text:p><text:s/>0.2380E+08</text:p>
          </table:table-cell>
          <table:table-cell office:value-type="string">
            <text:p><text:s/>0.4531E-07</text:p>
          </table:table-cell>
          <table:table-cell office:value-type="string">
            <text:p><text:s text:c="2"/>0.4530E-07</text:p>
          </table:table-cell>
          <table:table-cell/>
          <table:table-cell table:formula="of:=[.F71]*0.025" office:value-type="float" office:value="0.00000000113275">
            <text:p>1.13E-009</text:p>
          </table:table-cell>
          <table:table-cell table:formula="of:=[.G71]*0.025" office:value-type="float" office:value="0.0000000011325">
            <text:p>1.13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5</text:p>
          </table:table-cell>
          <table:table-cell office:value-type="string">
            <text:p><text:s/>36.</text:p>
          </table:table-cell>
          <table:table-cell office:value-type="string">
            <text:p><text:s/>81.</text:p>
          </table:table-cell>
          <table:table-cell office:value-type="string">
            <text:p><text:s/>0.7660E+08</text:p>
          </table:table-cell>
          <table:table-cell office:value-type="string">
            <text:p><text:s/>0.4912E-06</text:p>
          </table:table-cell>
          <table:table-cell office:value-type="string">
            <text:p><text:s text:c="2"/>0.4912E-06</text:p>
          </table:table-cell>
          <table:table-cell/>
          <table:table-cell table:formula="of:=[.F72]*0.025" office:value-type="float" office:value="0.00000001228">
            <text:p>1.23E-008</text:p>
          </table:table-cell>
          <table:table-cell table:formula="of:=[.G72]*0.025" office:value-type="float" office:value="0.00000001228">
            <text:p>1.23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6</text:p>
          </table:table-cell>
          <table:table-cell office:value-type="string">
            <text:p><text:s/>36.</text:p>
          </table:table-cell>
          <table:table-cell office:value-type="string">
            <text:p><text:s/>85.</text:p>
          </table:table-cell>
          <table:table-cell office:value-type="string">
            <text:p><text:s/>0.3915E+04</text:p>
          </table:table-cell>
          <table:table-cell office:value-type="string">
            <text:p><text:s/>0.1481E-03</text:p>
          </table:table-cell>
          <table:table-cell office:value-type="string">
            <text:p><text:s text:c="2"/>0.1388E-03</text:p>
          </table:table-cell>
          <table:table-cell/>
          <table:table-cell table:formula="of:=[.F73]*0.025" office:value-type="float" office:value="0.0000037025">
            <text:p>3.70E-006</text:p>
          </table:table-cell>
          <table:table-cell table:formula="of:=[.G73]*0.025" office:value-type="float" office:value="0.00000347">
            <text:p>3.47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7</text:p>
          </table:table-cell>
          <table:table-cell office:value-type="string">
            <text:p><text:s/>37.</text:p>
          </table:table-cell>
          <table:table-cell office:value-type="string">
            <text:p><text:s/>83.</text:p>
          </table:table-cell>
          <table:table-cell office:value-type="string">
            <text:p><text:s/>0.8620E+02</text:p>
          </table:table-cell>
          <table:table-cell office:value-type="string">
            <text:p><text:s/>0.8769E+00</text:p>
          </table:table-cell>
          <table:table-cell office:value-type="string">
            <text:p><text:s text:c="2"/>0.4660E-01</text:p>
          </table:table-cell>
          <table:table-cell/>
          <table:table-cell table:formula="of:=[.F74]*0.025" office:value-type="float" office:value="0.0219225">
            <text:p>2.19E-002</text:p>
          </table:table-cell>
          <table:table-cell table:formula="of:=[.G74]*0.025" office:value-type="float" office:value="0.001165">
            <text:p>1.17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8</text:p>
          </table:table-cell>
          <table:table-cell office:value-type="string">
            <text:p><text:s/>37.</text:p>
          </table:table-cell>
          <table:table-cell office:value-type="string">
            <text:p><text:s/>84.</text:p>
          </table:table-cell>
          <table:table-cell office:value-type="string">
            <text:p><text:s/>0.3290E+02</text:p>
          </table:table-cell>
          <table:table-cell office:value-type="string">
            <text:p><text:s/>0.7356E+00</text:p>
          </table:table-cell>
          <table:table-cell office:value-type="string">
            <text:p><text:s text:c="2"/>0.3366E-03</text:p>
          </table:table-cell>
          <table:table-cell/>
          <table:table-cell table:formula="of:=[.F75]*0.025" office:value-type="float" office:value="0.01839">
            <text:p>1.84E-002</text:p>
          </table:table-cell>
          <table:table-cell table:formula="of:=[.G75]*0.025" office:value-type="float" office:value="0.000008415">
            <text:p>8.42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49</text:p>
          </table:table-cell>
          <table:table-cell office:value-type="string">
            <text:p><text:s/>38.</text:p>
          </table:table-cell>
          <table:table-cell office:value-type="string">
            <text:p><text:s/>82.</text:p>
          </table:table-cell>
          <table:table-cell office:value-type="string">
            <text:p><text:s/>0.2560E+02</text:p>
          </table:table-cell>
          <table:table-cell office:value-type="string">
            <text:p><text:s/>0.3416E+01</text:p>
          </table:table-cell>
          <table:table-cell office:value-type="string">
            <text:p><text:s text:c="2"/>0.1745E-03</text:p>
          </table:table-cell>
          <table:table-cell/>
          <table:table-cell table:formula="of:=[.F76]*0.025" office:value-type="float" office:value="0.0854">
            <text:p>8.54E-002</text:p>
          </table:table-cell>
          <table:table-cell table:formula="of:=[.G76]*0.025" office:value-type="float" office:value="0.0000043625">
            <text:p>4.36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0</text:p>
          </table:table-cell>
          <table:table-cell office:value-type="string">
            <text:p><text:s/>38.</text:p>
          </table:table-cell>
          <table:table-cell office:value-type="string">
            <text:p><text:s/>85.</text:p>
          </table:table-cell>
          <table:table-cell office:value-type="string">
            <text:p><text:s/>0.6480E+02</text:p>
          </table:table-cell>
          <table:table-cell office:value-type="string">
            <text:p><text:s/>0.1829E+01</text:p>
          </table:table-cell>
          <table:table-cell office:value-type="string">
            <text:p><text:s text:c="2"/>0.3688E-01</text:p>
          </table:table-cell>
          <table:table-cell/>
          <table:table-cell table:formula="of:=[.F77]*0.025" office:value-type="float" office:value="0.045725">
            <text:p>4.57E-002</text:p>
          </table:table-cell>
          <table:table-cell table:formula="of:=[.G77]*0.025" office:value-type="float" office:value="0.000922">
            <text:p>9.2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1</text:p>
          </table:table-cell>
          <table:table-cell office:value-type="string">
            <text:p><text:s/>38.</text:p>
          </table:table-cell>
          <table:table-cell office:value-type="string">
            <text:p><text:s/>89.</text:p>
          </table:table-cell>
          <table:table-cell office:value-type="string">
            <text:p><text:s/>0.5060E+02</text:p>
          </table:table-cell>
          <table:table-cell office:value-type="string">
            <text:p><text:s/>0.4934E-01</text:p>
          </table:table-cell>
          <table:table-cell office:value-type="string">
            <text:p><text:s text:c="2"/>0.3326E-03</text:p>
          </table:table-cell>
          <table:table-cell/>
          <table:table-cell table:formula="of:=[.F78]*0.025" office:value-type="float" office:value="0.0012335">
            <text:p>1.23E-003</text:p>
          </table:table-cell>
          <table:table-cell table:formula="of:=[.G78]*0.025" office:value-type="float" office:value="0.000008315">
            <text:p>8.32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2</text:p>
          </table:table-cell>
          <table:table-cell office:value-type="string">
            <text:p><text:s/>38.</text:p>
          </table:table-cell>
          <table:table-cell office:value-type="string">
            <text:p><text:s/>90.</text:p>
          </table:table-cell>
          <table:table-cell office:value-type="string">
            <text:p><text:s/>0.1040E+05</text:p>
          </table:table-cell>
          <table:table-cell office:value-type="string">
            <text:p><text:s/>0.5471E-04</text:p>
          </table:table-cell>
          <table:table-cell office:value-type="string">
            <text:p><text:s text:c="2"/>0.5339E-04</text:p>
          </table:table-cell>
          <table:table-cell/>
          <table:table-cell table:formula="of:=[.F79]*0.025" office:value-type="float" office:value="0.00000136775">
            <text:p>1.37E-006</text:p>
          </table:table-cell>
          <table:table-cell table:formula="of:=[.G79]*0.025" office:value-type="float" office:value="0.00000133475">
            <text:p>1.33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3</text:p>
          </table:table-cell>
          <table:table-cell office:value-type="string">
            <text:p><text:s/>39.</text:p>
          </table:table-cell>
          <table:table-cell office:value-type="string">
            <text:p><text:s/>88.</text:p>
          </table:table-cell>
          <table:table-cell office:value-type="string">
            <text:p><text:s/>0.1066E+03</text:p>
          </table:table-cell>
          <table:table-cell office:value-type="string">
            <text:p><text:s/>0.1243E+01</text:p>
          </table:table-cell>
          <table:table-cell office:value-type="string">
            <text:p><text:s text:c="2"/>0.1158E+00</text:p>
          </table:table-cell>
          <table:table-cell/>
          <table:table-cell table:formula="of:=[.F80]*0.025" office:value-type="float" office:value="0.031075">
            <text:p>3.11E-002</text:p>
          </table:table-cell>
          <table:table-cell table:formula="of:=[.G80]*0.025" office:value-type="float" office:value="0.002895">
            <text:p>2.90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4</text:p>
          </table:table-cell>
          <table:table-cell office:value-type="string">
            <text:p><text:s/>39.</text:p>
          </table:table-cell>
          <table:table-cell office:value-type="string">
            <text:p><text:s/>89.</text:p>
          </table:table-cell>
          <table:table-cell office:value-type="string">
            <text:p><text:s/>0.1100E+11</text:p>
          </table:table-cell>
          <table:table-cell office:value-type="string">
            <text:p><text:s/>0.7032E-08</text:p>
          </table:table-cell>
          <table:table-cell office:value-type="string">
            <text:p><text:s text:c="2"/>0.7032E-08</text:p>
          </table:table-cell>
          <table:table-cell/>
          <table:table-cell table:formula="of:=[.F81]*0.025" office:value-type="float" office:value="0.0000000001758">
            <text:p>1.76E-010</text:p>
          </table:table-cell>
          <table:table-cell table:formula="of:=[.G81]*0.025" office:value-type="float" office:value="0.0000000001758">
            <text:p>1.76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5</text:p>
          </table:table-cell>
          <table:table-cell office:value-type="string">
            <text:p><text:s/>39.</text:p>
          </table:table-cell>
          <table:table-cell office:value-type="string">
            <text:p><text:s/>91.</text:p>
          </table:table-cell>
          <table:table-cell office:value-type="string">
            <text:p><text:s/>0.5850E+02</text:p>
          </table:table-cell>
          <table:table-cell office:value-type="string">
            <text:p><text:s/>0.6594E-01</text:p>
          </table:table-cell>
          <table:table-cell office:value-type="string">
            <text:p><text:s text:c="2"/>0.8730E-03</text:p>
          </table:table-cell>
          <table:table-cell/>
          <table:table-cell table:formula="of:=[.F82]*0.025" office:value-type="float" office:value="0.0016485">
            <text:p>1.65E-003</text:p>
          </table:table-cell>
          <table:table-cell table:formula="of:=[.G82]*0.025" office:value-type="float" office:value="0.000021825">
            <text:p>2.18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6</text:p>
          </table:table-cell>
          <table:table-cell office:value-type="string">
            <text:p><text:s/>40.</text:p>
          </table:table-cell>
          <table:table-cell office:value-type="string">
            <text:p><text:s/>88.</text:p>
          </table:table-cell>
          <table:table-cell office:value-type="string">
            <text:p><text:s/>0.8340E+02</text:p>
          </table:table-cell>
          <table:table-cell office:value-type="string">
            <text:p><text:s/>0.3783E+01</text:p>
          </table:table-cell>
          <table:table-cell office:value-type="string">
            <text:p><text:s text:c="2"/>0.1821E+00</text:p>
          </table:table-cell>
          <table:table-cell/>
          <table:table-cell table:formula="of:=[.F83]*0.025" office:value-type="float" office:value="0.094575">
            <text:p>9.46E-002</text:p>
          </table:table-cell>
          <table:table-cell table:formula="of:=[.G83]*0.025" office:value-type="float" office:value="0.0045525">
            <text:p>4.55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7</text:p>
          </table:table-cell>
          <table:table-cell office:value-type="string">
            <text:p><text:s/>40.</text:p>
          </table:table-cell>
          <table:table-cell office:value-type="string">
            <text:p><text:s/>93.</text:p>
          </table:table-cell>
          <table:table-cell office:value-type="string">
            <text:p><text:s/>0.5470E+09</text:p>
          </table:table-cell>
          <table:table-cell office:value-type="string">
            <text:p><text:s/>0.6786E-06</text:p>
          </table:table-cell>
          <table:table-cell office:value-type="string">
            <text:p><text:s text:c="2"/>0.6786E-06</text:p>
          </table:table-cell>
          <table:table-cell/>
          <table:table-cell table:formula="of:=[.F84]*0.025" office:value-type="float" office:value="0.000000016965">
            <text:p>1.70E-008</text:p>
          </table:table-cell>
          <table:table-cell table:formula="of:=[.G84]*0.025" office:value-type="float" office:value="0.000000016965">
            <text:p>1.7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8</text:p>
          </table:table-cell>
          <table:table-cell office:value-type="string">
            <text:p><text:s/>40.</text:p>
          </table:table-cell>
          <table:table-cell office:value-type="string">
            <text:p><text:s/>95.</text:p>
          </table:table-cell>
          <table:table-cell office:value-type="string">
            <text:p><text:s/>0.6400E+02</text:p>
          </table:table-cell>
          <table:table-cell office:value-type="string">
            <text:p><text:s/>0.1459E+02</text:p>
          </table:table-cell>
          <table:table-cell office:value-type="string">
            <text:p><text:s text:c="2"/>0.2801E+00</text:p>
          </table:table-cell>
          <table:table-cell/>
          <table:table-cell table:formula="of:=[.F85]*0.025" office:value-type="float" office:value="0.36475">
            <text:p>3.65E-001</text:p>
          </table:table-cell>
          <table:table-cell table:formula="of:=[.G85]*0.025" office:value-type="float" office:value="0.0070025">
            <text:p>7.00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59</text:p>
          </table:table-cell>
          <table:table-cell office:value-type="string">
            <text:p><text:s/>41.</text:p>
          </table:table-cell>
          <table:table-cell office:value-type="string">
            <text:p><text:s/>91.</text:p>
          </table:table-cell>
          <table:table-cell office:value-type="string">
            <text:p><text:s/>0.2480E+06</text:p>
          </table:table-cell>
          <table:table-cell office:value-type="string">
            <text:p><text:s/>0.6706E-02</text:p>
          </table:table-cell>
          <table:table-cell office:value-type="string">
            <text:p><text:s text:c="2"/>0.6699E-02</text:p>
          </table:table-cell>
          <table:table-cell/>
          <table:table-cell table:formula="of:=[.F86]*0.025" office:value-type="float" office:value="0.00016765">
            <text:p>1.68E-004</text:p>
          </table:table-cell>
          <table:table-cell table:formula="of:=[.G86]*0.025" office:value-type="float" office:value="0.000167475">
            <text:p>1.67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0</text:p>
          </table:table-cell>
          <table:table-cell office:value-type="string">
            <text:p><text:s/>41.</text:p>
          </table:table-cell>
          <table:table-cell office:value-type="string">
            <text:p><text:s/>91.</text:p>
          </table:table-cell>
          <table:table-cell office:value-type="string">
            <text:p><text:s/>0.6200E+02</text:p>
          </table:table-cell>
          <table:table-cell office:value-type="string">
            <text:p><text:s/>0.2108E+02</text:p>
          </table:table-cell>
          <table:table-cell office:value-type="string">
            <text:p><text:s text:c="2"/>0.3563E+00</text:p>
          </table:table-cell>
          <table:table-cell/>
          <table:table-cell table:formula="of:=[.F87]*0.025" office:value-type="float" office:value="0.527">
            <text:p>5.27E-001</text:p>
          </table:table-cell>
          <table:table-cell table:formula="of:=[.G87]*0.025" office:value-type="float" office:value="0.0089075">
            <text:p>8.91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1</text:p>
          </table:table-cell>
          <table:table-cell office:value-type="string">
            <text:p><text:s/>41.</text:p>
          </table:table-cell>
          <table:table-cell office:value-type="string">
            <text:p><text:s/>93.</text:p>
          </table:table-cell>
          <table:table-cell office:value-type="string">
            <text:p><text:s/>0.4964E+04</text:p>
          </table:table-cell>
          <table:table-cell office:value-type="string">
            <text:p><text:s/>0.3959E+00</text:p>
          </table:table-cell>
          <table:table-cell office:value-type="string">
            <text:p><text:s text:c="2"/>0.3763E+00</text:p>
          </table:table-cell>
          <table:table-cell/>
          <table:table-cell table:formula="of:=[.F88]*0.025" office:value-type="float" office:value="0.0098975">
            <text:p>9.90E-003</text:p>
          </table:table-cell>
          <table:table-cell table:formula="of:=[.G88]*0.025" office:value-type="float" office:value="0.0094075">
            <text:p>9.41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2</text:p>
          </table:table-cell>
          <table:table-cell office:value-type="string">
            <text:p><text:s/>41.</text:p>
          </table:table-cell>
          <table:table-cell office:value-type="string">
            <text:p><text:s/>94.</text:p>
          </table:table-cell>
          <table:table-cell office:value-type="string">
            <text:p><text:s/>0.7300E+07</text:p>
          </table:table-cell>
          <table:table-cell office:value-type="string">
            <text:p><text:s/>0.2462E-03</text:p>
          </table:table-cell>
          <table:table-cell office:value-type="string">
            <text:p><text:s text:c="2"/>0.2462E-03</text:p>
          </table:table-cell>
          <table:table-cell/>
          <table:table-cell table:formula="of:=[.F89]*0.025" office:value-type="float" office:value="0.000006155">
            <text:p>6.16E-006</text:p>
          </table:table-cell>
          <table:table-cell table:formula="of:=[.G89]*0.025" office:value-type="float" office:value="0.000006155">
            <text:p>6.16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3</text:p>
          </table:table-cell>
          <table:table-cell office:value-type="string">
            <text:p><text:s/>42.</text:p>
          </table:table-cell>
          <table:table-cell office:value-type="string">
            <text:p><text:s/>93.</text:p>
          </table:table-cell>
          <table:table-cell office:value-type="string">
            <text:p><text:s/>0.1280E+07</text:p>
          </table:table-cell>
          <table:table-cell office:value-type="string">
            <text:p><text:s/>0.8190E-03</text:p>
          </table:table-cell>
          <table:table-cell office:value-type="string">
            <text:p><text:s text:c="2"/>0.8189E-03</text:p>
          </table:table-cell>
          <table:table-cell/>
          <table:table-cell table:formula="of:=[.F90]*0.025" office:value-type="float" office:value="0.000020475">
            <text:p>2.05E-005</text:p>
          </table:table-cell>
          <table:table-cell table:formula="of:=[.G90]*0.025" office:value-type="float" office:value="0.0000204725">
            <text:p>2.05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4</text:p>
          </table:table-cell>
          <table:table-cell office:value-type="string">
            <text:p><text:s/>42.</text:p>
          </table:table-cell>
          <table:table-cell office:value-type="string">
            <text:p><text:s/>99.</text:p>
          </table:table-cell>
          <table:table-cell office:value-type="string">
            <text:p><text:s/>0.2750E+01</text:p>
          </table:table-cell>
          <table:table-cell office:value-type="string">
            <text:p><text:s/>0.1083E+02</text:p>
          </table:table-cell>
          <table:table-cell office:value-type="string">
            <text:p><text:s text:c="2"/>0.1209E-38</text:p>
          </table:table-cell>
          <table:table-cell/>
          <table:table-cell table:formula="of:=[.F91]*0.025" office:value-type="float" office:value="0.27075">
            <text:p>2.71E-001</text:p>
          </table:table-cell>
          <table:table-cell table:formula="of:=[.G91]*0.025" office:value-type="float" office:value="3.0225E-041">
            <text:p>3.02E-04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5</text:p>
          </table:table-cell>
          <table:table-cell office:value-type="string">
            <text:p><text:s/>43.</text:p>
          </table:table-cell>
          <table:table-cell office:value-type="string">
            <text:p><text:s/>95.</text:p>
          </table:table-cell>
          <table:table-cell office:value-type="string">
            <text:p><text:s/>0.6100E+02</text:p>
          </table:table-cell>
          <table:table-cell office:value-type="string">
            <text:p><text:s/>0.8235E+01</text:p>
          </table:table-cell>
          <table:table-cell office:value-type="string">
            <text:p><text:s text:c="2"/>0.1302E+00</text:p>
          </table:table-cell>
          <table:table-cell/>
          <table:table-cell table:formula="of:=[.F92]*0.025" office:value-type="float" office:value="0.205875">
            <text:p>2.06E-001</text:p>
          </table:table-cell>
          <table:table-cell table:formula="of:=[.G92]*0.025" office:value-type="float" office:value="0.003255">
            <text:p>3.26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6</text:p>
          </table:table-cell>
          <table:table-cell office:value-type="string">
            <text:p><text:s/>43.</text:p>
          </table:table-cell>
          <table:table-cell office:value-type="string">
            <text:p><text:s/>97.</text:p>
          </table:table-cell>
          <table:table-cell office:value-type="string">
            <text:p><text:s/>0.9000E+02</text:p>
          </table:table-cell>
          <table:table-cell office:value-type="string">
            <text:p><text:s/>0.4268E+01</text:p>
          </table:table-cell>
          <table:table-cell office:value-type="string">
            <text:p><text:s text:c="2"/>0.2567E+00</text:p>
          </table:table-cell>
          <table:table-cell/>
          <table:table-cell table:formula="of:=[.F93]*0.025" office:value-type="float" office:value="0.1067">
            <text:p>1.07E-001</text:p>
          </table:table-cell>
          <table:table-cell table:formula="of:=[.G93]*0.025" office:value-type="float" office:value="0.0064175">
            <text:p>6.42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7</text:p>
          </table:table-cell>
          <table:table-cell office:value-type="string">
            <text:p><text:s/>43.</text:p>
          </table:table-cell>
          <table:table-cell office:value-type="string">
            <text:p><text:s/>97.</text:p>
          </table:table-cell>
          <table:table-cell office:value-type="string">
            <text:p><text:s/>0.9490E+09</text:p>
          </table:table-cell>
          <table:table-cell office:value-type="string">
            <text:p><text:s/>0.4790E-06</text:p>
          </table:table-cell>
          <table:table-cell office:value-type="string">
            <text:p><text:s text:c="2"/>0.4790E-06</text:p>
          </table:table-cell>
          <table:table-cell/>
          <table:table-cell table:formula="of:=[.F94]*0.025" office:value-type="float" office:value="0.000000011975">
            <text:p>1.20E-008</text:p>
          </table:table-cell>
          <table:table-cell table:formula="of:=[.G94]*0.025" office:value-type="float" office:value="0.000000011975">
            <text:p>1.2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8</text:p>
          </table:table-cell>
          <table:table-cell office:value-type="string">
            <text:p><text:s/>43.</text:p>
          </table:table-cell>
          <table:table-cell office:value-type="string">
            <text:p><text:s/>98.</text:p>
          </table:table-cell>
          <table:table-cell office:value-type="string">
            <text:p><text:s/>0.1530E+10</text:p>
          </table:table-cell>
          <table:table-cell office:value-type="string">
            <text:p><text:s/>0.1598E-06</text:p>
          </table:table-cell>
          <table:table-cell office:value-type="string">
            <text:p><text:s text:c="2"/>0.1598E-06</text:p>
          </table:table-cell>
          <table:table-cell/>
          <table:table-cell table:formula="of:=[.F95]*0.025" office:value-type="float" office:value="0.000000003995">
            <text:p>4.00E-009</text:p>
          </table:table-cell>
          <table:table-cell table:formula="of:=[.G95]*0.025" office:value-type="float" office:value="0.000000003995">
            <text:p>4.00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69</text:p>
          </table:table-cell>
          <table:table-cell office:value-type="string">
            <text:p><text:s/>43.</text:p>
          </table:table-cell>
          <table:table-cell office:value-type="string">
            <text:p><text:s/>99.</text:p>
          </table:table-cell>
          <table:table-cell office:value-type="string">
            <text:p><text:s/>0.7780E+08</text:p>
          </table:table-cell>
          <table:table-cell office:value-type="string">
            <text:p><text:s/>0.1933E-05</text:p>
          </table:table-cell>
          <table:table-cell office:value-type="string">
            <text:p><text:s text:c="2"/>0.1933E-05</text:p>
          </table:table-cell>
          <table:table-cell/>
          <table:table-cell table:formula="of:=[.F96]*0.025" office:value-type="float" office:value="0.000000048325">
            <text:p>4.83E-008</text:p>
          </table:table-cell>
          <table:table-cell table:formula="of:=[.G96]*0.025" office:value-type="float" office:value="0.000000048325">
            <text:p>4.83E-008</text:p>
          </table:table-cell>
          <table:table-cell table:number-columns-repeated="5"/>
        </table:table-row>
        <table:table-row table:style-name="ro1">
          <table:table-cell office:value-type="string">
            <text:p>Ni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2042E+00</text:p>
          </table:table-cell>
          <table:table-cell office:value-type="string">
            <text:p><text:s text:c="2"/>0.1931E+00</text:p>
          </table:table-cell>
          <table:table-cell/>
          <table:table-cell table:formula="of:=[.F97]*0.12" office:value-type="float" office:value="0.024504">
            <text:p>2.45E-002</text:p>
          </table:table-cell>
          <table:table-cell table:formula="of:=[.G97]*0.12" office:value-type="float" office:value="0.023172">
            <text:p>2.32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9410E+00</text:p>
          </table:table-cell>
          <table:table-cell office:value-type="string">
            <text:p><text:s text:c="2"/>0.8171E-02</text:p>
          </table:table-cell>
          <table:table-cell/>
          <table:table-cell table:formula="of:=[.F98]*0.12" office:value-type="float" office:value="0.11292">
            <text:p>1.13E-001</text:p>
          </table:table-cell>
          <table:table-cell table:formula="of:=[.G98]*0.12" office:value-type="float" office:value="0.00098052">
            <text:p>9.81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3247E-07</text:p>
          </table:table-cell>
          <table:table-cell office:value-type="string">
            <text:p><text:s text:c="2"/>0.3247E-07</text:p>
          </table:table-cell>
          <table:table-cell/>
          <table:table-cell table:formula="of:=[.F99]*0.12" office:value-type="float" office:value="0.0000000038964">
            <text:p>3.90E-009</text:p>
          </table:table-cell>
          <table:table-cell table:formula="of:=[.G99]*0.12" office:value-type="float" office:value="0.0000000038964">
            <text:p>3.90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142E-08</text:p>
          </table:table-cell>
          <table:table-cell office:value-type="string">
            <text:p><text:s text:c="2"/>0.1142E-08</text:p>
          </table:table-cell>
          <table:table-cell/>
          <table:table-cell table:formula="of:=[.F100]*0.12" office:value-type="float" office:value="0.00000000013704">
            <text:p>1.37E-010</text:p>
          </table:table-cell>
          <table:table-cell table:formula="of:=[.G100]*0.12" office:value-type="float" office:value="0.00000000013704">
            <text:p>1.37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2851E-05</text:p>
          </table:table-cell>
          <table:table-cell office:value-type="string">
            <text:p><text:s text:c="2"/>0.2850E-05</text:p>
          </table:table-cell>
          <table:table-cell/>
          <table:table-cell table:formula="of:=[.F101]*0.12" office:value-type="float" office:value="0.00000034212">
            <text:p>3.42E-007</text:p>
          </table:table-cell>
          <table:table-cell table:formula="of:=[.G101]*0.12" office:value-type="float" office:value="0.000000342">
            <text:p>3.42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1408E-08</text:p>
          </table:table-cell>
          <table:table-cell office:value-type="string">
            <text:p><text:s text:c="2"/>0.1408E-08</text:p>
          </table:table-cell>
          <table:table-cell/>
          <table:table-cell table:formula="of:=[.F102]*0.12" office:value-type="float" office:value="0.00000000016896">
            <text:p>1.69E-010</text:p>
          </table:table-cell>
          <table:table-cell table:formula="of:=[.G102]*0.12" office:value-type="float" office:value="0.00000000016896">
            <text:p>1.69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9942E-02</text:p>
          </table:table-cell>
          <table:table-cell office:value-type="string">
            <text:p><text:s text:c="2"/>0.7635E-02</text:p>
          </table:table-cell>
          <table:table-cell/>
          <table:table-cell table:formula="of:=[.F103]*0.12" office:value-type="float" office:value="0.00119304">
            <text:p>1.19E-003</text:p>
          </table:table-cell>
          <table:table-cell table:formula="of:=[.G103]*0.12" office:value-type="float" office:value="0.0009162">
            <text:p>9.16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3793E-07</text:p>
          </table:table-cell>
          <table:table-cell office:value-type="string">
            <text:p><text:s text:c="2"/>0.3793E-07</text:p>
          </table:table-cell>
          <table:table-cell/>
          <table:table-cell table:formula="of:=[.F104]*0.12" office:value-type="float" office:value="0.0000000045516">
            <text:p>4.55E-009</text:p>
          </table:table-cell>
          <table:table-cell table:formula="of:=[.G104]*0.12" office:value-type="float" office:value="0.0000000045516">
            <text:p>4.55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5531E-04</text:p>
          </table:table-cell>
          <table:table-cell office:value-type="string">
            <text:p><text:s text:c="2"/>0.5495E-04</text:p>
          </table:table-cell>
          <table:table-cell/>
          <table:table-cell table:formula="of:=[.F105]*0.12" office:value-type="float" office:value="0.0000066372">
            <text:p>6.64E-006</text:p>
          </table:table-cell>
          <table:table-cell table:formula="of:=[.G105]*0.12" office:value-type="float" office:value="0.000006594">
            <text:p>6.59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3116E-08</text:p>
          </table:table-cell>
          <table:table-cell office:value-type="string">
            <text:p><text:s text:c="2"/>0.3116E-08</text:p>
          </table:table-cell>
          <table:table-cell/>
          <table:table-cell table:formula="of:=[.F106]*0.12" office:value-type="float" office:value="0.00000000037392">
            <text:p>3.74E-010</text:p>
          </table:table-cell>
          <table:table-cell table:formula="of:=[.G106]*0.12" office:value-type="float" office:value="0.00000000037392">
            <text:p>3.74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2452E+00</text:p>
          </table:table-cell>
          <table:table-cell office:value-type="string">
            <text:p><text:s text:c="2"/>0.1114E-04</text:p>
          </table:table-cell>
          <table:table-cell/>
          <table:table-cell table:formula="of:=[.F107]*0.12" office:value-type="float" office:value="0.029424">
            <text:p>2.94E-002</text:p>
          </table:table-cell>
          <table:table-cell table:formula="of:=[.G107]*0.12" office:value-type="float" office:value="0.0000013368">
            <text:p>1.34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1423E+00</text:p>
          </table:table-cell>
          <table:table-cell office:value-type="string">
            <text:p><text:s text:c="2"/>0.7901E-02</text:p>
          </table:table-cell>
          <table:table-cell/>
          <table:table-cell table:formula="of:=[.F108]*0.12" office:value-type="float" office:value="0.017076">
            <text:p>1.71E-002</text:p>
          </table:table-cell>
          <table:table-cell table:formula="of:=[.G108]*0.12" office:value-type="float" office:value="0.00094812">
            <text:p>9.48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4473E-06</text:p>
          </table:table-cell>
          <table:table-cell office:value-type="string">
            <text:p><text:s text:c="2"/>0.4473E-06</text:p>
          </table:table-cell>
          <table:table-cell/>
          <table:table-cell table:formula="of:=[.F109]*0.12" office:value-type="float" office:value="0.000000053676">
            <text:p>5.37E-008</text:p>
          </table:table-cell>
          <table:table-cell table:formula="of:=[.G109]*0.12" office:value-type="float" office:value="0.000000053676">
            <text:p>5.37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8620E+00</text:p>
          </table:table-cell>
          <table:table-cell office:value-type="string">
            <text:p><text:s text:c="2"/>0.6258E-03</text:p>
          </table:table-cell>
          <table:table-cell/>
          <table:table-cell table:formula="of:=[.F110]*0.12" office:value-type="float" office:value="0.10344">
            <text:p>1.03E-001</text:p>
          </table:table-cell>
          <table:table-cell table:formula="of:=[.G110]*0.12" office:value-type="float" office:value="0.000075096">
            <text:p>7.51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3829E-03</text:p>
          </table:table-cell>
          <table:table-cell office:value-type="string">
            <text:p><text:s text:c="2"/>0.3819E-03</text:p>
          </table:table-cell>
          <table:table-cell/>
          <table:table-cell table:formula="of:=[.F111]*0.12" office:value-type="float" office:value="0.000045948">
            <text:p>4.59E-005</text:p>
          </table:table-cell>
          <table:table-cell table:formula="of:=[.G111]*0.12" office:value-type="float" office:value="0.000045828">
            <text:p>4.58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5296E-04</text:p>
          </table:table-cell>
          <table:table-cell office:value-type="string">
            <text:p><text:s text:c="2"/>0.5186E-04</text:p>
          </table:table-cell>
          <table:table-cell/>
          <table:table-cell table:formula="of:=[.F112]*0.12" office:value-type="float" office:value="0.0000063552">
            <text:p>6.36E-006</text:p>
          </table:table-cell>
          <table:table-cell table:formula="of:=[.G112]*0.12" office:value-type="float" office:value="0.0000062232">
            <text:p>6.22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1257E-08</text:p>
          </table:table-cell>
          <table:table-cell office:value-type="string">
            <text:p><text:s text:c="2"/>0.1257E-08</text:p>
          </table:table-cell>
          <table:table-cell/>
          <table:table-cell table:formula="of:=[.F113]*0.12" office:value-type="float" office:value="0.00000000015084">
            <text:p>1.51E-010</text:p>
          </table:table-cell>
          <table:table-cell table:formula="of:=[.G113]*0.12" office:value-type="float" office:value="0.00000000015084">
            <text:p>1.51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1175E-05</text:p>
          </table:table-cell>
          <table:table-cell office:value-type="string">
            <text:p><text:s text:c="2"/>0.1175E-05</text:p>
          </table:table-cell>
          <table:table-cell/>
          <table:table-cell table:formula="of:=[.F114]*0.12" office:value-type="float" office:value="0.000000141">
            <text:p>1.41E-007</text:p>
          </table:table-cell>
          <table:table-cell table:formula="of:=[.G114]*0.12" office:value-type="float" office:value="0.000000141">
            <text:p>1.41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4963E-01</text:p>
          </table:table-cell>
          <table:table-cell office:value-type="string">
            <text:p><text:s text:c="2"/>0.1061E-01</text:p>
          </table:table-cell>
          <table:table-cell/>
          <table:table-cell table:formula="of:=[.F115]*0.12" office:value-type="float" office:value="0.0059556">
            <text:p>5.96E-003</text:p>
          </table:table-cell>
          <table:table-cell table:formula="of:=[.G115]*0.12" office:value-type="float" office:value="0.0012732">
            <text:p>1.27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6217E+00</text:p>
          </table:table-cell>
          <table:table-cell office:value-type="string">
            <text:p><text:s text:c="2"/>0.3037E-01</text:p>
          </table:table-cell>
          <table:table-cell/>
          <table:table-cell table:formula="of:=[.F116]*0.12" office:value-type="float" office:value="0.074604">
            <text:p>7.46E-002</text:p>
          </table:table-cell>
          <table:table-cell table:formula="of:=[.G116]*0.12" office:value-type="float" office:value="0.0036444">
            <text:p>3.64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1652E-02</text:p>
          </table:table-cell>
          <table:table-cell office:value-type="string">
            <text:p><text:s text:c="2"/>0.1628E-02</text:p>
          </table:table-cell>
          <table:table-cell/>
          <table:table-cell table:formula="of:=[.F117]*0.12" office:value-type="float" office:value="0.00019824">
            <text:p>1.98E-004</text:p>
          </table:table-cell>
          <table:table-cell table:formula="of:=[.G117]*0.12" office:value-type="float" office:value="0.00019536">
            <text:p>1.95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2549E+01</text:p>
          </table:table-cell>
          <table:table-cell office:value-type="string">
            <text:p><text:s text:c="2"/>0.1184E+01</text:p>
          </table:table-cell>
          <table:table-cell/>
          <table:table-cell table:formula="of:=[.F118]*0.12" office:value-type="float" office:value="0.30588">
            <text:p>3.06E-001</text:p>
          </table:table-cell>
          <table:table-cell table:formula="of:=[.G118]*0.12" office:value-type="float" office:value="0.14208">
            <text:p>1.42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3</text:p>
          </table:table-cell>
          <table:table-cell office:value-type="string">
            <text:p><text:s/>23.</text:p>
          </table:table-cell>
          <table:table-cell office:value-type="string">
            <text:p><text:s/>51.</text:p>
          </table:table-cell>
          <table:table-cell office:value-type="string">
            <text:p><text:s/>0.1100E+11</text:p>
          </table:table-cell>
          <table:table-cell office:value-type="string">
            <text:p><text:s/>0.2010E-07</text:p>
          </table:table-cell>
          <table:table-cell office:value-type="string">
            <text:p><text:s text:c="2"/>0.2010E-07</text:p>
          </table:table-cell>
          <table:table-cell/>
          <table:table-cell table:formula="of:=[.F119]*0.12" office:value-type="float" office:value="0.000000002412">
            <text:p>2.41E-009</text:p>
          </table:table-cell>
          <table:table-cell table:formula="of:=[.G119]*0.12" office:value-type="float" office:value="0.000000002412">
            <text:p>2.41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4</text:p>
          </table:table-cell>
          <table:table-cell office:value-type="string">
            <text:p><text:s/>24.</text:p>
          </table:table-cell>
          <table:table-cell office:value-type="string">
            <text:p><text:s/>51.</text:p>
          </table:table-cell>
          <table:table-cell office:value-type="string">
            <text:p><text:s/>0.2771E+02</text:p>
          </table:table-cell>
          <table:table-cell office:value-type="string">
            <text:p><text:s/>0.3529E+02</text:p>
          </table:table-cell>
          <table:table-cell office:value-type="string">
            <text:p><text:s text:c="2"/>0.3826E-02</text:p>
          </table:table-cell>
          <table:table-cell/>
          <table:table-cell table:formula="of:=[.F120]*0.12" office:value-type="float" office:value="4.2348">
            <text:p>4.23E+000</text:p>
          </table:table-cell>
          <table:table-cell table:formula="of:=[.G120]*0.12" office:value-type="float" office:value="0.00045912">
            <text:p>4.59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5</text:p>
          </table:table-cell>
          <table:table-cell office:value-type="string">
            <text:p><text:s/>25.</text:p>
          </table:table-cell>
          <table:table-cell office:value-type="string">
            <text:p><text:s/>53.</text:p>
          </table:table-cell>
          <table:table-cell office:value-type="string">
            <text:p><text:s/>0.1370E+10</text:p>
          </table:table-cell>
          <table:table-cell office:value-type="string">
            <text:p><text:s/>0.2884E-05</text:p>
          </table:table-cell>
          <table:table-cell office:value-type="string">
            <text:p><text:s text:c="2"/>0.2884E-05</text:p>
          </table:table-cell>
          <table:table-cell/>
          <table:table-cell table:formula="of:=[.F121]*0.12" office:value-type="float" office:value="0.00000034608">
            <text:p>3.46E-007</text:p>
          </table:table-cell>
          <table:table-cell table:formula="of:=[.G121]*0.12" office:value-type="float" office:value="0.00000034608">
            <text:p>3.46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6</text:p>
          </table:table-cell>
          <table:table-cell office:value-type="string">
            <text:p><text:s/>25.</text:p>
          </table:table-cell>
          <table:table-cell office:value-type="string">
            <text:p><text:s/>54.</text:p>
          </table:table-cell>
          <table:table-cell office:value-type="string">
            <text:p><text:s/>0.3120E+03</text:p>
          </table:table-cell>
          <table:table-cell office:value-type="string">
            <text:p><text:s/>0.9221E+01</text:p>
          </table:table-cell>
          <table:table-cell office:value-type="string">
            <text:p><text:s text:c="2"/>0.4098E+01</text:p>
          </table:table-cell>
          <table:table-cell/>
          <table:table-cell table:formula="of:=[.F122]*0.12" office:value-type="float" office:value="1.10652">
            <text:p>1.11E+000</text:p>
          </table:table-cell>
          <table:table-cell table:formula="of:=[.G122]*0.12" office:value-type="float" office:value="0.49176">
            <text:p>4.92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7</text:p>
          </table:table-cell>
          <table:table-cell office:value-type="string">
            <text:p><text:s/>26.</text:p>
          </table:table-cell>
          <table:table-cell office:value-type="string">
            <text:p><text:s/>55.</text:p>
          </table:table-cell>
          <table:table-cell office:value-type="string">
            <text:p><text:s/>0.9970E+03</text:p>
          </table:table-cell>
          <table:table-cell office:value-type="string">
            <text:p><text:s/>0.8003E+01</text:p>
          </table:table-cell>
          <table:table-cell office:value-type="string">
            <text:p><text:s text:c="2"/>0.6210E+01</text:p>
          </table:table-cell>
          <table:table-cell/>
          <table:table-cell table:formula="of:=[.F123]*0.12" office:value-type="float" office:value="0.96036">
            <text:p>9.60E-001</text:p>
          </table:table-cell>
          <table:table-cell table:formula="of:=[.G123]*0.12" office:value-type="float" office:value="0.7452">
            <text:p>7.45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8</text:p>
          </table:table-cell>
          <table:table-cell office:value-type="string">
            <text:p><text:s/>26.</text:p>
          </table:table-cell>
          <table:table-cell office:value-type="string">
            <text:p><text:s/>59.</text:p>
          </table:table-cell>
          <table:table-cell office:value-type="string">
            <text:p><text:s/>0.4450E+02</text:p>
          </table:table-cell>
          <table:table-cell office:value-type="string">
            <text:p><text:s/>0.2007E+02</text:p>
          </table:table-cell>
          <table:table-cell office:value-type="string">
            <text:p><text:s text:c="2"/>0.6818E-01</text:p>
          </table:table-cell>
          <table:table-cell/>
          <table:table-cell table:formula="of:=[.F124]*0.12" office:value-type="float" office:value="2.4084">
            <text:p>2.41E+000</text:p>
          </table:table-cell>
          <table:table-cell table:formula="of:=[.G124]*0.12" office:value-type="float" office:value="0.0081816">
            <text:p>8.18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9</text:p>
          </table:table-cell>
          <table:table-cell office:value-type="string">
            <text:p><text:s/>26.</text:p>
          </table:table-cell>
          <table:table-cell office:value-type="string">
            <text:p><text:s/>60.</text:p>
          </table:table-cell>
          <table:table-cell office:value-type="string">
            <text:p><text:s/>0.3650E+08</text:p>
          </table:table-cell>
          <table:table-cell office:value-type="string">
            <text:p><text:s/>0.3468E-04</text:p>
          </table:table-cell>
          <table:table-cell office:value-type="string">
            <text:p><text:s text:c="2"/>0.3467E-04</text:p>
          </table:table-cell>
          <table:table-cell/>
          <table:table-cell table:formula="of:=[.F125]*0.12" office:value-type="float" office:value="0.0000041616">
            <text:p>4.16E-006</text:p>
          </table:table-cell>
          <table:table-cell table:formula="of:=[.G125]*0.12" office:value-type="float" office:value="0.0000041604">
            <text:p>4.16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0</text:p>
          </table:table-cell>
          <table:table-cell office:value-type="string">
            <text:p><text:s/>27.</text:p>
          </table:table-cell>
          <table:table-cell office:value-type="string">
            <text:p><text:s/>56.</text:p>
          </table:table-cell>
          <table:table-cell office:value-type="string">
            <text:p><text:s/>0.7770E+02</text:p>
          </table:table-cell>
          <table:table-cell office:value-type="string">
            <text:p><text:s/>0.2832E+02</text:p>
          </table:table-cell>
          <table:table-cell office:value-type="string">
            <text:p><text:s text:c="2"/>0.1092E+01</text:p>
          </table:table-cell>
          <table:table-cell/>
          <table:table-cell table:formula="of:=[.F126]*0.12" office:value-type="float" office:value="3.3984">
            <text:p>3.40E+000</text:p>
          </table:table-cell>
          <table:table-cell table:formula="of:=[.G126]*0.12" office:value-type="float" office:value="0.13104">
            <text:p>1.31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1</text:p>
          </table:table-cell>
          <table:table-cell office:value-type="string">
            <text:p><text:s/>27.</text:p>
          </table:table-cell>
          <table:table-cell office:value-type="string">
            <text:p><text:s/>57.</text:p>
          </table:table-cell>
          <table:table-cell office:value-type="string">
            <text:p><text:s/>0.2720E+03</text:p>
          </table:table-cell>
          <table:table-cell office:value-type="string">
            <text:p><text:s/>0.5762E+01</text:p>
          </table:table-cell>
          <table:table-cell office:value-type="string">
            <text:p><text:s text:c="2"/>0.2273E+01</text:p>
          </table:table-cell>
          <table:table-cell/>
          <table:table-cell table:formula="of:=[.F127]*0.12" office:value-type="float" office:value="0.69144">
            <text:p>6.91E-001</text:p>
          </table:table-cell>
          <table:table-cell table:formula="of:=[.G127]*0.12" office:value-type="float" office:value="0.27276">
            <text:p>2.73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2</text:p>
          </table:table-cell>
          <table:table-cell office:value-type="string">
            <text:p><text:s/>27.</text:p>
          </table:table-cell>
          <table:table-cell office:value-type="string">
            <text:p><text:s/>58.</text:p>
          </table:table-cell>
          <table:table-cell office:value-type="string">
            <text:p><text:s/>0.7090E+02</text:p>
          </table:table-cell>
          <table:table-cell office:value-type="string">
            <text:p><text:s/>0.1978E+02</text:p>
          </table:table-cell>
          <table:table-cell office:value-type="string">
            <text:p><text:s text:c="2"/>0.5581E+00</text:p>
          </table:table-cell>
          <table:table-cell/>
          <table:table-cell table:formula="of:=[.F128]*0.12" office:value-type="float" office:value="2.3736">
            <text:p>2.37E+000</text:p>
          </table:table-cell>
          <table:table-cell table:formula="of:=[.G128]*0.12" office:value-type="float" office:value="0.066972">
            <text:p>6.70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3</text:p>
          </table:table-cell>
          <table:table-cell office:value-type="string">
            <text:p><text:s/>27.</text:p>
          </table:table-cell>
          <table:table-cell office:value-type="string">
            <text:p><text:s/>60.</text:p>
          </table:table-cell>
          <table:table-cell office:value-type="string">
            <text:p><text:s/>0.1925E+04</text:p>
          </table:table-cell>
          <table:table-cell office:value-type="string">
            <text:p><text:s/>0.1915E+00</text:p>
          </table:table-cell>
          <table:table-cell office:value-type="string">
            <text:p><text:s text:c="2"/>0.1680E+00</text:p>
          </table:table-cell>
          <table:table-cell/>
          <table:table-cell table:formula="of:=[.F129]*0.12" office:value-type="float" office:value="0.02298">
            <text:p>2.30E-002</text:p>
          </table:table-cell>
          <table:table-cell table:formula="of:=[.G129]*0.12" office:value-type="float" office:value="0.02016">
            <text:p>2.02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4</text:p>
          </table:table-cell>
          <table:table-cell office:value-type="string">
            <text:p><text:s/>28.</text:p>
          </table:table-cell>
          <table:table-cell office:value-type="string">
            <text:p><text:s/>59.</text:p>
          </table:table-cell>
          <table:table-cell office:value-type="string">
            <text:p><text:s/>0.2740E+08</text:p>
          </table:table-cell>
          <table:table-cell office:value-type="string">
            <text:p><text:s/>0.6830E-04</text:p>
          </table:table-cell>
          <table:table-cell office:value-type="string">
            <text:p><text:s text:c="2"/>0.6830E-04</text:p>
          </table:table-cell>
          <table:table-cell/>
          <table:table-cell table:formula="of:=[.F130]*0.12" office:value-type="float" office:value="0.000008196">
            <text:p>8.20E-006</text:p>
          </table:table-cell>
          <table:table-cell table:formula="of:=[.G130]*0.12" office:value-type="float" office:value="0.000008196">
            <text:p>8.20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5</text:p>
          </table:table-cell>
          <table:table-cell office:value-type="string">
            <text:p><text:s/>28.</text:p>
          </table:table-cell>
          <table:table-cell office:value-type="string">
            <text:p><text:s/>63.</text:p>
          </table:table-cell>
          <table:table-cell office:value-type="string">
            <text:p><text:s/>0.3650E+05</text:p>
          </table:table-cell>
          <table:table-cell office:value-type="string">
            <text:p><text:s/>0.1276E-02</text:p>
          </table:table-cell>
          <table:table-cell office:value-type="string">
            <text:p><text:s text:c="2"/>0.1268E-02</text:p>
          </table:table-cell>
          <table:table-cell/>
          <table:table-cell table:formula="of:=[.F131]*0.12" office:value-type="float" office:value="0.00015312">
            <text:p>1.53E-004</text:p>
          </table:table-cell>
          <table:table-cell table:formula="of:=[.G131]*0.12" office:value-type="float" office:value="0.00015216">
            <text:p>1.5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6</text:p>
          </table:table-cell>
          <table:table-cell office:value-type="string">
            <text:p><text:s/>29.</text:p>
          </table:table-cell>
          <table:table-cell office:value-type="string">
            <text:p><text:s/>63.</text:p>
          </table:table-cell>
          <table:table-cell office:value-type="string">
            <text:p><text:s/>0.1100E+11</text:p>
          </table:table-cell>
          <table:table-cell office:value-type="string">
            <text:p><text:s/>0.1226E-08</text:p>
          </table:table-cell>
          <table:table-cell office:value-type="string">
            <text:p><text:s text:c="2"/>0.1226E-08</text:p>
          </table:table-cell>
          <table:table-cell/>
          <table:table-cell table:formula="of:=[.F132]*0.12" office:value-type="float" office:value="0.00000000014712">
            <text:p>1.47E-010</text:p>
          </table:table-cell>
          <table:table-cell table:formula="of:=[.G132]*0.12" office:value-type="float" office:value="0.00000000014712">
            <text:p>1.47E-010</text:p>
          </table:table-cell>
          <table:table-cell table:number-columns-repeated="5"/>
        </table:table-row>
        <table:table-row table:style-name="ro1">
          <table:table-cell office:value-type="string">
            <text:p>Mn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3213E+00</text:p>
          </table:table-cell>
          <table:table-cell office:value-type="string">
            <text:p><text:s text:c="2"/>0.3037E+00</text:p>
          </table:table-cell>
          <table:table-cell/>
          <table:table-cell table:formula="of:=[.F133]*0.025" office:value-type="float" office:value="0.0080325">
            <text:p>8.03E-003</text:p>
          </table:table-cell>
          <table:table-cell table:formula="of:=[.G133]*0.025" office:value-type="float" office:value="0.0075925">
            <text:p>7.59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7063E+00</text:p>
          </table:table-cell>
          <table:table-cell office:value-type="string">
            <text:p><text:s text:c="2"/>0.6133E-02</text:p>
          </table:table-cell>
          <table:table-cell/>
          <table:table-cell table:formula="of:=[.F134]*0.025" office:value-type="float" office:value="0.0176575">
            <text:p>1.77E-002</text:p>
          </table:table-cell>
          <table:table-cell table:formula="of:=[.G134]*0.025" office:value-type="float" office:value="0.000153325">
            <text:p>1.53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7442E-07</text:p>
          </table:table-cell>
          <table:table-cell office:value-type="string">
            <text:p><text:s text:c="2"/>0.7442E-07</text:p>
          </table:table-cell>
          <table:table-cell/>
          <table:table-cell table:formula="of:=[.F135]*0.025" office:value-type="float" office:value="0.0000000018605">
            <text:p>1.86E-009</text:p>
          </table:table-cell>
          <table:table-cell table:formula="of:=[.G135]*0.025" office:value-type="float" office:value="0.0000000018605">
            <text:p>1.86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561E-08</text:p>
          </table:table-cell>
          <table:table-cell office:value-type="string">
            <text:p><text:s text:c="2"/>0.1561E-08</text:p>
          </table:table-cell>
          <table:table-cell/>
          <table:table-cell table:formula="of:=[.F136]*0.025" office:value-type="float" office:value="0.000000000039025">
            <text:p>3.90E-011</text:p>
          </table:table-cell>
          <table:table-cell table:formula="of:=[.G136]*0.025" office:value-type="float" office:value="0.000000000039025">
            <text:p>3.90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4217E-05</text:p>
          </table:table-cell>
          <table:table-cell office:value-type="string">
            <text:p><text:s text:c="2"/>0.4216E-05</text:p>
          </table:table-cell>
          <table:table-cell/>
          <table:table-cell table:formula="of:=[.F137]*0.025" office:value-type="float" office:value="0.000000105425">
            <text:p>1.05E-007</text:p>
          </table:table-cell>
          <table:table-cell table:formula="of:=[.G137]*0.025" office:value-type="float" office:value="0.0000001054">
            <text:p>1.05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1541E-08</text:p>
          </table:table-cell>
          <table:table-cell office:value-type="string">
            <text:p><text:s text:c="2"/>0.1541E-08</text:p>
          </table:table-cell>
          <table:table-cell/>
          <table:table-cell table:formula="of:=[.F138]*0.025" office:value-type="float" office:value="0.000000000038525">
            <text:p>3.85E-011</text:p>
          </table:table-cell>
          <table:table-cell table:formula="of:=[.G138]*0.025" office:value-type="float" office:value="0.000000000038525">
            <text:p>3.85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1209E-01</text:p>
          </table:table-cell>
          <table:table-cell office:value-type="string">
            <text:p><text:s text:c="2"/>0.9287E-02</text:p>
          </table:table-cell>
          <table:table-cell/>
          <table:table-cell table:formula="of:=[.F139]*0.025" office:value-type="float" office:value="0.00030225">
            <text:p>3.02E-004</text:p>
          </table:table-cell>
          <table:table-cell table:formula="of:=[.G139]*0.025" office:value-type="float" office:value="0.000232175">
            <text:p>2.3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4704E-07</text:p>
          </table:table-cell>
          <table:table-cell office:value-type="string">
            <text:p><text:s text:c="2"/>0.4704E-07</text:p>
          </table:table-cell>
          <table:table-cell/>
          <table:table-cell table:formula="of:=[.F140]*0.025" office:value-type="float" office:value="0.000000001176">
            <text:p>1.18E-009</text:p>
          </table:table-cell>
          <table:table-cell table:formula="of:=[.G140]*0.025" office:value-type="float" office:value="0.000000001176">
            <text:p>1.18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1733E-03</text:p>
          </table:table-cell>
          <table:table-cell office:value-type="string">
            <text:p><text:s text:c="2"/>0.1721E-03</text:p>
          </table:table-cell>
          <table:table-cell/>
          <table:table-cell table:formula="of:=[.F141]*0.025" office:value-type="float" office:value="0.0000043325">
            <text:p>4.33E-006</text:p>
          </table:table-cell>
          <table:table-cell table:formula="of:=[.G141]*0.025" office:value-type="float" office:value="0.0000043025">
            <text:p>4.30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4502E-08</text:p>
          </table:table-cell>
          <table:table-cell office:value-type="string">
            <text:p><text:s text:c="2"/>0.4502E-08</text:p>
          </table:table-cell>
          <table:table-cell/>
          <table:table-cell table:formula="of:=[.F142]*0.025" office:value-type="float" office:value="0.00000000011255">
            <text:p>1.13E-010</text:p>
          </table:table-cell>
          <table:table-cell table:formula="of:=[.G142]*0.025" office:value-type="float" office:value="0.00000000011255">
            <text:p>1.13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7095E+00</text:p>
          </table:table-cell>
          <table:table-cell office:value-type="string">
            <text:p><text:s text:c="2"/>0.3224E-04</text:p>
          </table:table-cell>
          <table:table-cell/>
          <table:table-cell table:formula="of:=[.F143]*0.025" office:value-type="float" office:value="0.0177375">
            <text:p>1.77E-002</text:p>
          </table:table-cell>
          <table:table-cell table:formula="of:=[.G143]*0.025" office:value-type="float" office:value="0.000000806">
            <text:p>8.06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4386E+00</text:p>
          </table:table-cell>
          <table:table-cell office:value-type="string">
            <text:p><text:s text:c="2"/>0.2434E-01</text:p>
          </table:table-cell>
          <table:table-cell/>
          <table:table-cell table:formula="of:=[.F144]*0.025" office:value-type="float" office:value="0.010965">
            <text:p>1.10E-002</text:p>
          </table:table-cell>
          <table:table-cell table:formula="of:=[.G144]*0.025" office:value-type="float" office:value="0.0006085">
            <text:p>6.09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1112E-05</text:p>
          </table:table-cell>
          <table:table-cell office:value-type="string">
            <text:p><text:s text:c="2"/>0.1112E-05</text:p>
          </table:table-cell>
          <table:table-cell/>
          <table:table-cell table:formula="of:=[.F145]*0.025" office:value-type="float" office:value="0.0000000278">
            <text:p>2.78E-008</text:p>
          </table:table-cell>
          <table:table-cell table:formula="of:=[.G145]*0.025" office:value-type="float" office:value="0.0000000278">
            <text:p>2.78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1210E+01</text:p>
          </table:table-cell>
          <table:table-cell office:value-type="string">
            <text:p><text:s text:c="2"/>0.8787E-03</text:p>
          </table:table-cell>
          <table:table-cell/>
          <table:table-cell table:formula="of:=[.F146]*0.025" office:value-type="float" office:value="0.03025">
            <text:p>3.03E-002</text:p>
          </table:table-cell>
          <table:table-cell table:formula="of:=[.G146]*0.025" office:value-type="float" office:value="0.0000219675">
            <text:p>2.20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1367E-02</text:p>
          </table:table-cell>
          <table:table-cell office:value-type="string">
            <text:p><text:s text:c="2"/>0.1364E-02</text:p>
          </table:table-cell>
          <table:table-cell/>
          <table:table-cell table:formula="of:=[.F147]*0.025" office:value-type="float" office:value="0.000034175">
            <text:p>3.42E-005</text:p>
          </table:table-cell>
          <table:table-cell table:formula="of:=[.G147]*0.025" office:value-type="float" office:value="0.0000341">
            <text:p>3.41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3269E-03</text:p>
          </table:table-cell>
          <table:table-cell office:value-type="string">
            <text:p><text:s text:c="2"/>0.3201E-03</text:p>
          </table:table-cell>
          <table:table-cell/>
          <table:table-cell table:formula="of:=[.F148]*0.025" office:value-type="float" office:value="0.0000081725">
            <text:p>8.17E-006</text:p>
          </table:table-cell>
          <table:table-cell table:formula="of:=[.G148]*0.025" office:value-type="float" office:value="0.0000080025">
            <text:p>8.00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1433E-08</text:p>
          </table:table-cell>
          <table:table-cell office:value-type="string">
            <text:p><text:s text:c="2"/>0.1433E-08</text:p>
          </table:table-cell>
          <table:table-cell/>
          <table:table-cell table:formula="of:=[.F149]*0.025" office:value-type="float" office:value="0.000000000035825">
            <text:p>3.58E-011</text:p>
          </table:table-cell>
          <table:table-cell table:formula="of:=[.G149]*0.025" office:value-type="float" office:value="0.000000000035825">
            <text:p>3.58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1680E-05</text:p>
          </table:table-cell>
          <table:table-cell office:value-type="string">
            <text:p><text:s text:c="2"/>0.1680E-05</text:p>
          </table:table-cell>
          <table:table-cell/>
          <table:table-cell table:formula="of:=[.F150]*0.025" office:value-type="float" office:value="0.000000042">
            <text:p>4.20E-008</text:p>
          </table:table-cell>
          <table:table-cell table:formula="of:=[.G150]*0.025" office:value-type="float" office:value="0.000000042">
            <text:p>4.2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3277E+00</text:p>
          </table:table-cell>
          <table:table-cell office:value-type="string">
            <text:p><text:s text:c="2"/>0.7008E-01</text:p>
          </table:table-cell>
          <table:table-cell/>
          <table:table-cell table:formula="of:=[.F151]*0.025" office:value-type="float" office:value="0.0081925">
            <text:p>8.19E-003</text:p>
          </table:table-cell>
          <table:table-cell table:formula="of:=[.G151]*0.025" office:value-type="float" office:value="0.001752">
            <text:p>1.75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3696E+01</text:p>
          </table:table-cell>
          <table:table-cell office:value-type="string">
            <text:p><text:s text:c="2"/>0.1806E+00</text:p>
          </table:table-cell>
          <table:table-cell/>
          <table:table-cell table:formula="of:=[.F152]*0.025" office:value-type="float" office:value="0.0924">
            <text:p>9.24E-002</text:p>
          </table:table-cell>
          <table:table-cell table:formula="of:=[.G152]*0.025" office:value-type="float" office:value="0.004515">
            <text:p>4.52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1988E-02</text:p>
          </table:table-cell>
          <table:table-cell office:value-type="string">
            <text:p><text:s text:c="2"/>0.1959E-02</text:p>
          </table:table-cell>
          <table:table-cell/>
          <table:table-cell table:formula="of:=[.F153]*0.025" office:value-type="float" office:value="0.0000497">
            <text:p>4.97E-005</text:p>
          </table:table-cell>
          <table:table-cell table:formula="of:=[.G153]*0.025" office:value-type="float" office:value="0.000048975">
            <text:p>4.90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1123E+02</text:p>
          </table:table-cell>
          <table:table-cell office:value-type="string">
            <text:p><text:s text:c="2"/>0.5217E+01</text:p>
          </table:table-cell>
          <table:table-cell/>
          <table:table-cell table:formula="of:=[.F154]*0.025" office:value-type="float" office:value="0.28075">
            <text:p>2.81E-001</text:p>
          </table:table-cell>
          <table:table-cell table:formula="of:=[.G154]*0.025" office:value-type="float" office:value="0.130425">
            <text:p>1.30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3</text:p>
          </table:table-cell>
          <table:table-cell office:value-type="string">
            <text:p><text:s/>23.</text:p>
          </table:table-cell>
          <table:table-cell office:value-type="string">
            <text:p><text:s/>51.</text:p>
          </table:table-cell>
          <table:table-cell office:value-type="string">
            <text:p><text:s/>0.1100E+11</text:p>
          </table:table-cell>
          <table:table-cell office:value-type="string">
            <text:p><text:s/>0.2030E-06</text:p>
          </table:table-cell>
          <table:table-cell office:value-type="string">
            <text:p><text:s text:c="2"/>0.2030E-06</text:p>
          </table:table-cell>
          <table:table-cell/>
          <table:table-cell table:formula="of:=[.F155]*0.025" office:value-type="float" office:value="0.000000005075">
            <text:p>5.08E-009</text:p>
          </table:table-cell>
          <table:table-cell table:formula="of:=[.G155]*0.025" office:value-type="float" office:value="0.000000005075">
            <text:p>5.08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4</text:p>
          </table:table-cell>
          <table:table-cell office:value-type="string">
            <text:p><text:s/>24.</text:p>
          </table:table-cell>
          <table:table-cell office:value-type="string">
            <text:p><text:s/>51.</text:p>
          </table:table-cell>
          <table:table-cell office:value-type="string">
            <text:p><text:s/>0.2771E+02</text:p>
          </table:table-cell>
          <table:table-cell office:value-type="string">
            <text:p><text:s/>0.1519E+03</text:p>
          </table:table-cell>
          <table:table-cell office:value-type="string">
            <text:p><text:s text:c="2"/>0.1646E-01</text:p>
          </table:table-cell>
          <table:table-cell/>
          <table:table-cell table:formula="of:=[.F156]*0.025" office:value-type="float" office:value="3.7975">
            <text:p>3.80E+000</text:p>
          </table:table-cell>
          <table:table-cell table:formula="of:=[.G156]*0.025" office:value-type="float" office:value="0.0004115">
            <text:p>4.1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5</text:p>
          </table:table-cell>
          <table:table-cell office:value-type="string">
            <text:p><text:s/>25.</text:p>
          </table:table-cell>
          <table:table-cell office:value-type="string">
            <text:p><text:s/>53.</text:p>
          </table:table-cell>
          <table:table-cell office:value-type="string">
            <text:p><text:s/>0.1370E+10</text:p>
          </table:table-cell>
          <table:table-cell office:value-type="string">
            <text:p><text:s/>0.4974E-06</text:p>
          </table:table-cell>
          <table:table-cell office:value-type="string">
            <text:p><text:s text:c="2"/>0.4974E-06</text:p>
          </table:table-cell>
          <table:table-cell/>
          <table:table-cell table:formula="of:=[.F157]*0.025" office:value-type="float" office:value="0.000000012435">
            <text:p>1.24E-008</text:p>
          </table:table-cell>
          <table:table-cell table:formula="of:=[.G157]*0.025" office:value-type="float" office:value="0.000000012435">
            <text:p>1.24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6</text:p>
          </table:table-cell>
          <table:table-cell office:value-type="string">
            <text:p><text:s/>25.</text:p>
          </table:table-cell>
          <table:table-cell office:value-type="string">
            <text:p><text:s/>54.</text:p>
          </table:table-cell>
          <table:table-cell office:value-type="string">
            <text:p><text:s/>0.3120E+03</text:p>
          </table:table-cell>
          <table:table-cell office:value-type="string">
            <text:p><text:s/>0.2397E+02</text:p>
          </table:table-cell>
          <table:table-cell office:value-type="string">
            <text:p><text:s text:c="2"/>0.1065E+02</text:p>
          </table:table-cell>
          <table:table-cell/>
          <table:table-cell table:formula="of:=[.F158]*0.025" office:value-type="float" office:value="0.59925">
            <text:p>5.99E-001</text:p>
          </table:table-cell>
          <table:table-cell table:formula="of:=[.G158]*0.025" office:value-type="float" office:value="0.26625">
            <text:p>2.66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7</text:p>
          </table:table-cell>
          <table:table-cell office:value-type="string">
            <text:p><text:s/>26.</text:p>
          </table:table-cell>
          <table:table-cell office:value-type="string">
            <text:p><text:s/>55.</text:p>
          </table:table-cell>
          <table:table-cell office:value-type="string">
            <text:p><text:s/>0.9970E+03</text:p>
          </table:table-cell>
          <table:table-cell office:value-type="string">
            <text:p><text:s/>0.6729E+00</text:p>
          </table:table-cell>
          <table:table-cell office:value-type="string">
            <text:p><text:s text:c="2"/>0.5221E+00</text:p>
          </table:table-cell>
          <table:table-cell/>
          <table:table-cell table:formula="of:=[.F159]*0.025" office:value-type="float" office:value="0.0168225">
            <text:p>1.68E-002</text:p>
          </table:table-cell>
          <table:table-cell table:formula="of:=[.G159]*0.025" office:value-type="float" office:value="0.0130525">
            <text:p>1.31E-002</text:p>
          </table:table-cell>
          <table:table-cell table:number-columns-repeated="5"/>
        </table:table-row>
        <table:table-row table:style-name="ro1">
          <table:table-cell office:value-type="string">
            <text:p>P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4805E+00</text:p>
          </table:table-cell>
          <table:table-cell office:value-type="string">
            <text:p><text:s text:c="2"/>0.4542E+00</text:p>
          </table:table-cell>
          <table:table-cell/>
          <table:table-cell table:formula="of:=[.F160]*0.000225" office:value-type="float" office:value="0.0001081125">
            <text:p>1.08E-004</text:p>
          </table:table-cell>
          <table:table-cell table:formula="of:=[.G160]*0.000225" office:value-type="float" office:value="0.000102195">
            <text:p>1.0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2466E+01</text:p>
          </table:table-cell>
          <table:table-cell office:value-type="string">
            <text:p><text:s text:c="2"/>0.2141E-01</text:p>
          </table:table-cell>
          <table:table-cell/>
          <table:table-cell table:formula="of:=[.F161]*0.000225" office:value-type="float" office:value="0.00055485">
            <text:p>5.55E-004</text:p>
          </table:table-cell>
          <table:table-cell table:formula="of:=[.G161]*0.000225" office:value-type="float" office:value="0.00000481725">
            <text:p>4.82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5742E-07</text:p>
          </table:table-cell>
          <table:table-cell office:value-type="string">
            <text:p><text:s text:c="2"/>0.5742E-07</text:p>
          </table:table-cell>
          <table:table-cell/>
          <table:table-cell table:formula="of:=[.F162]*0.000225" office:value-type="float" office:value="0.0000000000129195">
            <text:p>1.29E-011</text:p>
          </table:table-cell>
          <table:table-cell table:formula="of:=[.G162]*0.000225" office:value-type="float" office:value="0.0000000000129195">
            <text:p>1.29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527E-07</text:p>
          </table:table-cell>
          <table:table-cell office:value-type="string">
            <text:p><text:s text:c="2"/>0.1527E-07</text:p>
          </table:table-cell>
          <table:table-cell/>
          <table:table-cell table:formula="of:=[.F163]*0.000225" office:value-type="float" office:value="0.00000000000343575">
            <text:p>3.44E-012</text:p>
          </table:table-cell>
          <table:table-cell table:formula="of:=[.G163]*0.000225" office:value-type="float" office:value="0.00000000000343575">
            <text:p>3.44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3248E-04</text:p>
          </table:table-cell>
          <table:table-cell office:value-type="string">
            <text:p><text:s text:c="2"/>0.3247E-04</text:p>
          </table:table-cell>
          <table:table-cell/>
          <table:table-cell table:formula="of:=[.F164]*0.000225" office:value-type="float" office:value="0.000000007308">
            <text:p>7.31E-009</text:p>
          </table:table-cell>
          <table:table-cell table:formula="of:=[.G164]*0.000225" office:value-type="float" office:value="0.00000000730575">
            <text:p>7.31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7938E-07</text:p>
          </table:table-cell>
          <table:table-cell office:value-type="string">
            <text:p><text:s text:c="2"/>0.7938E-07</text:p>
          </table:table-cell>
          <table:table-cell/>
          <table:table-cell table:formula="of:=[.F165]*0.000225" office:value-type="float" office:value="0.0000000000178605">
            <text:p>1.79E-011</text:p>
          </table:table-cell>
          <table:table-cell table:formula="of:=[.G165]*0.000225" office:value-type="float" office:value="0.0000000000178605">
            <text:p>1.79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1041E+01</text:p>
          </table:table-cell>
          <table:table-cell office:value-type="string">
            <text:p><text:s text:c="2"/>0.7998E+00</text:p>
          </table:table-cell>
          <table:table-cell/>
          <table:table-cell table:formula="of:=[.F166]*0.000225" office:value-type="float" office:value="0.000234225">
            <text:p>2.34E-004</text:p>
          </table:table-cell>
          <table:table-cell table:formula="of:=[.G166]*0.000225" office:value-type="float" office:value="0.000179955">
            <text:p>1.80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6212E-05</text:p>
          </table:table-cell>
          <table:table-cell office:value-type="string">
            <text:p><text:s text:c="2"/>0.6212E-05</text:p>
          </table:table-cell>
          <table:table-cell/>
          <table:table-cell table:formula="of:=[.F167]*0.000225" office:value-type="float" office:value="0.0000000013977">
            <text:p>1.40E-009</text:p>
          </table:table-cell>
          <table:table-cell table:formula="of:=[.G167]*0.000225" office:value-type="float" office:value="0.0000000013977">
            <text:p>1.40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0000E+00</text:p>
          </table:table-cell>
          <table:table-cell office:value-type="string">
            <text:p><text:s text:c="2"/>0.0000E+00</text:p>
          </table:table-cell>
          <table:table-cell/>
          <table:table-cell table:formula="of:=[.F168]*0.000225" office:value-type="float" office:value="0">
            <text:p>0.00E+000</text:p>
          </table:table-cell>
          <table:table-cell table:formula="of:=[.G168]*0.000225" office:value-type="float" office:value="0">
            <text:p>0.00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0000E+00</text:p>
          </table:table-cell>
          <table:table-cell office:value-type="string">
            <text:p><text:s text:c="2"/>0.0000E+00</text:p>
          </table:table-cell>
          <table:table-cell/>
          <table:table-cell table:formula="of:=[.F169]*0.000225" office:value-type="float" office:value="0">
            <text:p>0.00E+000</text:p>
          </table:table-cell>
          <table:table-cell table:formula="of:=[.G169]*0.000225" office:value-type="float" office:value="0">
            <text:p>0.00E+000</text:p>
          </table:table-cell>
          <table:table-cell table:number-columns-repeated="5"/>
        </table:table-row>
        <table:table-row table:style-name="ro1">
          <table:table-cell office:value-type="string">
            <text:p>S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3839E+00</text:p>
          </table:table-cell>
          <table:table-cell office:value-type="string">
            <text:p><text:s text:c="2"/>0.3629E+00</text:p>
          </table:table-cell>
          <table:table-cell/>
          <table:table-cell table:formula="of:=[.F170]*0.00015" office:value-type="float" office:value="0.000057585">
            <text:p>5.76E-005</text:p>
          </table:table-cell>
          <table:table-cell table:formula="of:=[.G170]*0.00015" office:value-type="float" office:value="0.000054435">
            <text:p>5.44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2274E+01</text:p>
          </table:table-cell>
          <table:table-cell office:value-type="string">
            <text:p><text:s text:c="2"/>0.1974E-01</text:p>
          </table:table-cell>
          <table:table-cell/>
          <table:table-cell table:formula="of:=[.F171]*0.00015" office:value-type="float" office:value="0.0003411">
            <text:p>3.41E-004</text:p>
          </table:table-cell>
          <table:table-cell table:formula="of:=[.G171]*0.00015" office:value-type="float" office:value="0.000002961">
            <text:p>2.96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3693E-07</text:p>
          </table:table-cell>
          <table:table-cell office:value-type="string">
            <text:p><text:s text:c="2"/>0.3693E-07</text:p>
          </table:table-cell>
          <table:table-cell/>
          <table:table-cell table:formula="of:=[.F172]*0.00015" office:value-type="float" office:value="0.0000000000055395">
            <text:p>5.54E-012</text:p>
          </table:table-cell>
          <table:table-cell table:formula="of:=[.G172]*0.00015" office:value-type="float" office:value="0.0000000000055395">
            <text:p>5.54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085E-07</text:p>
          </table:table-cell>
          <table:table-cell office:value-type="string">
            <text:p><text:s text:c="2"/>0.1085E-07</text:p>
          </table:table-cell>
          <table:table-cell/>
          <table:table-cell table:formula="of:=[.F173]*0.00015" office:value-type="float" office:value="0.0000000000016275">
            <text:p>1.63E-012</text:p>
          </table:table-cell>
          <table:table-cell table:formula="of:=[.G173]*0.00015" office:value-type="float" office:value="0.0000000000016275">
            <text:p>1.63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1966E-04</text:p>
          </table:table-cell>
          <table:table-cell office:value-type="string">
            <text:p><text:s text:c="2"/>0.1966E-04</text:p>
          </table:table-cell>
          <table:table-cell/>
          <table:table-cell table:formula="of:=[.F174]*0.00015" office:value-type="float" office:value="0.000000002949">
            <text:p>2.95E-009</text:p>
          </table:table-cell>
          <table:table-cell table:formula="of:=[.G174]*0.00015" office:value-type="float" office:value="0.000000002949">
            <text:p>2.95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6747E-07</text:p>
          </table:table-cell>
          <table:table-cell office:value-type="string">
            <text:p><text:s text:c="2"/>0.6747E-07</text:p>
          </table:table-cell>
          <table:table-cell/>
          <table:table-cell table:formula="of:=[.F175]*0.00015" office:value-type="float" office:value="0.0000000000101205">
            <text:p>1.01E-011</text:p>
          </table:table-cell>
          <table:table-cell table:formula="of:=[.G175]*0.00015" office:value-type="float" office:value="0.0000000000101205">
            <text:p>1.01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9148E+00</text:p>
          </table:table-cell>
          <table:table-cell office:value-type="string">
            <text:p><text:s text:c="2"/>0.7025E+00</text:p>
          </table:table-cell>
          <table:table-cell/>
          <table:table-cell table:formula="of:=[.F176]*0.00015" office:value-type="float" office:value="0.00013722">
            <text:p>1.37E-004</text:p>
          </table:table-cell>
          <table:table-cell table:formula="of:=[.G176]*0.00015" office:value-type="float" office:value="0.000105375">
            <text:p>1.05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6043E-05</text:p>
          </table:table-cell>
          <table:table-cell office:value-type="string">
            <text:p><text:s text:c="2"/>0.6043E-05</text:p>
          </table:table-cell>
          <table:table-cell/>
          <table:table-cell table:formula="of:=[.F177]*0.00015" office:value-type="float" office:value="0.00000000090645">
            <text:p>9.06E-010</text:p>
          </table:table-cell>
          <table:table-cell table:formula="of:=[.G177]*0.00015" office:value-type="float" office:value="0.00000000090645">
            <text:p>9.06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2390E-02</text:p>
          </table:table-cell>
          <table:table-cell office:value-type="string">
            <text:p><text:s text:c="2"/>0.2374E-02</text:p>
          </table:table-cell>
          <table:table-cell/>
          <table:table-cell table:formula="of:=[.F178]*0.00015" office:value-type="float" office:value="0.0000003585">
            <text:p>3.59E-007</text:p>
          </table:table-cell>
          <table:table-cell table:formula="of:=[.G178]*0.00015" office:value-type="float" office:value="0.0000003561">
            <text:p>3.56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2501E-06</text:p>
          </table:table-cell>
          <table:table-cell office:value-type="string">
            <text:p><text:s text:c="2"/>0.2501E-06</text:p>
          </table:table-cell>
          <table:table-cell/>
          <table:table-cell table:formula="of:=[.F179]*0.00015" office:value-type="float" office:value="0.000000000037515">
            <text:p>3.75E-011</text:p>
          </table:table-cell>
          <table:table-cell table:formula="of:=[.G179]*0.00015" office:value-type="float" office:value="0.000000000037515">
            <text:p>3.75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2793E+01</text:p>
          </table:table-cell>
          <table:table-cell office:value-type="string">
            <text:p><text:s text:c="2"/>0.1269E-03</text:p>
          </table:table-cell>
          <table:table-cell/>
          <table:table-cell table:formula="of:=[.F180]*0.00015" office:value-type="float" office:value="0.00041895">
            <text:p>4.19E-004</text:p>
          </table:table-cell>
          <table:table-cell table:formula="of:=[.G180]*0.00015" office:value-type="float" office:value="0.000000019035">
            <text:p>1.9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7800E-02</text:p>
          </table:table-cell>
          <table:table-cell office:value-type="string">
            <text:p><text:s text:c="2"/>0.4330E-03</text:p>
          </table:table-cell>
          <table:table-cell/>
          <table:table-cell table:formula="of:=[.F181]*0.00015" office:value-type="float" office:value="0.00000117">
            <text:p>1.17E-006</text:p>
          </table:table-cell>
          <table:table-cell table:formula="of:=[.G181]*0.00015" office:value-type="float" office:value="0.00000006495">
            <text:p>6.5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2020E-08</text:p>
          </table:table-cell>
          <table:table-cell office:value-type="string">
            <text:p><text:s text:c="2"/>0.2020E-08</text:p>
          </table:table-cell>
          <table:table-cell/>
          <table:table-cell table:formula="of:=[.F182]*0.00015" office:value-type="float" office:value="0.000000000000303">
            <text:p>3.03E-013</text:p>
          </table:table-cell>
          <table:table-cell table:formula="of:=[.G182]*15" office:value-type="float" office:value="0.0000000303">
            <text:p>3.03E-008</text:p>
          </table:table-cell>
          <table:table-cell table:number-columns-repeated="5"/>
        </table:table-row>
        <table:table-row table:style-name="ro1">
          <table:table-cell office:value-type="string">
            <text:p>Si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4697E+00</text:p>
          </table:table-cell>
          <table:table-cell office:value-type="string">
            <text:p><text:s text:c="2"/>0.4441E+00</text:p>
          </table:table-cell>
          <table:table-cell/>
          <table:table-cell table:formula="of:=[.F183]*0.00375" office:value-type="float" office:value="0.001761375">
            <text:p>1.76E-003</text:p>
          </table:table-cell>
          <table:table-cell table:formula="of:=[.G183]*0.00375" office:value-type="float" office:value="0.001665375">
            <text:p>1.67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3750E+01</text:p>
          </table:table-cell>
          <table:table-cell office:value-type="string">
            <text:p><text:s text:c="2"/>0.3256E-01</text:p>
          </table:table-cell>
          <table:table-cell/>
          <table:table-cell table:formula="of:=[.F184]*0.00375" office:value-type="float" office:value="0.0140625">
            <text:p>1.41E-002</text:p>
          </table:table-cell>
          <table:table-cell table:formula="of:=[.G184]*0.00375" office:value-type="float" office:value="0.0001221">
            <text:p>1.2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5537E-07</text:p>
          </table:table-cell>
          <table:table-cell office:value-type="string">
            <text:p><text:s text:c="2"/>0.5537E-07</text:p>
          </table:table-cell>
          <table:table-cell/>
          <table:table-cell table:formula="of:=[.F185]*0.00375" office:value-type="float" office:value="0.0000000002076375">
            <text:p>2.08E-010</text:p>
          </table:table-cell>
          <table:table-cell table:formula="of:=[.G185]*0.00375" office:value-type="float" office:value="0.0000000002076375">
            <text:p>2.08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2200E-07</text:p>
          </table:table-cell>
          <table:table-cell office:value-type="string">
            <text:p><text:s text:c="2"/>0.2200E-07</text:p>
          </table:table-cell>
          <table:table-cell/>
          <table:table-cell table:formula="of:=[.F186]*0.00375" office:value-type="float" office:value="0.0000000000825">
            <text:p>8.25E-011</text:p>
          </table:table-cell>
          <table:table-cell table:formula="of:=[.G186]*0.00375" office:value-type="float" office:value="0.0000000000825">
            <text:p>8.25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3890E-04</text:p>
          </table:table-cell>
          <table:table-cell office:value-type="string">
            <text:p><text:s text:c="2"/>0.3890E-04</text:p>
          </table:table-cell>
          <table:table-cell/>
          <table:table-cell table:formula="of:=[.F187]*0.00375" office:value-type="float" office:value="0.000000145875">
            <text:p>1.46E-007</text:p>
          </table:table-cell>
          <table:table-cell table:formula="of:=[.G187]*0.00375" office:value-type="float" office:value="0.000000145875">
            <text:p>1.46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1708E-06</text:p>
          </table:table-cell>
          <table:table-cell office:value-type="string">
            <text:p><text:s text:c="2"/>0.1708E-06</text:p>
          </table:table-cell>
          <table:table-cell/>
          <table:table-cell table:formula="of:=[.F188]*0.00375" office:value-type="float" office:value="0.0000000006405">
            <text:p>6.41E-010</text:p>
          </table:table-cell>
          <table:table-cell table:formula="of:=[.G188]*0.00375" office:value-type="float" office:value="0.0000000006405">
            <text:p>6.41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2444E+01</text:p>
          </table:table-cell>
          <table:table-cell office:value-type="string">
            <text:p><text:s text:c="2"/>0.1877E+01</text:p>
          </table:table-cell>
          <table:table-cell/>
          <table:table-cell table:formula="of:=[.F189]*0.00375" office:value-type="float" office:value="0.009165">
            <text:p>9.17E-003</text:p>
          </table:table-cell>
          <table:table-cell table:formula="of:=[.G189]*0.00375" office:value-type="float" office:value="0.00703875">
            <text:p>7.04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1810E-04</text:p>
          </table:table-cell>
          <table:table-cell office:value-type="string">
            <text:p><text:s text:c="2"/>0.1810E-04</text:p>
          </table:table-cell>
          <table:table-cell/>
          <table:table-cell table:formula="of:=[.F190]*0.00375" office:value-type="float" office:value="0.000000067875">
            <text:p>6.79E-008</text:p>
          </table:table-cell>
          <table:table-cell table:formula="of:=[.G190]*0.00375" office:value-type="float" office:value="0.000000067875">
            <text:p>6.79E-008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1573E+01</text:p>
          </table:table-cell>
          <table:table-cell office:value-type="string">
            <text:p><text:s text:c="2"/>0.1487E+01</text:p>
          </table:table-cell>
          <table:table-cell/>
          <table:table-cell table:formula="of:=[.F191]*0.0004" office:value-type="float" office:value="0.0006292">
            <text:p>6.29E-004</text:p>
          </table:table-cell>
          <table:table-cell table:formula="of:=[.G191]*0.0004" office:value-type="float" office:value="0.0005948">
            <text:p>5.95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5809E+02</text:p>
          </table:table-cell>
          <table:table-cell office:value-type="string">
            <text:p><text:s text:c="2"/>0.5044E+00</text:p>
          </table:table-cell>
          <table:table-cell/>
          <table:table-cell table:formula="of:=[.F192]*0.0004" office:value-type="float" office:value="0.023236">
            <text:p>2.32E-002</text:p>
          </table:table-cell>
          <table:table-cell table:formula="of:=[.G192]*0.0004" office:value-type="float" office:value="0.00020176">
            <text:p>2.0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5504E-06</text:p>
          </table:table-cell>
          <table:table-cell office:value-type="string">
            <text:p><text:s text:c="2"/>0.5504E-06</text:p>
          </table:table-cell>
          <table:table-cell/>
          <table:table-cell table:formula="of:=[.F193]*0.0004" office:value-type="float" office:value="0.00000000022016">
            <text:p>2.20E-010</text:p>
          </table:table-cell>
          <table:table-cell table:formula="of:=[.G193]*0.0004" office:value-type="float" office:value="0.00000000022016">
            <text:p>2.20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6677E-06</text:p>
          </table:table-cell>
          <table:table-cell office:value-type="string">
            <text:p><text:s text:c="2"/>0.6677E-06</text:p>
          </table:table-cell>
          <table:table-cell/>
          <table:table-cell table:formula="of:=[.F194]*0.0004" office:value-type="float" office:value="0.00000000026708">
            <text:p>2.67E-010</text:p>
          </table:table-cell>
          <table:table-cell table:formula="of:=[.G194]*0.0004" office:value-type="float" office:value="0.00000000026708">
            <text:p>2.67E-01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1252E+01</text:p>
          </table:table-cell>
          <table:table-cell office:value-type="string">
            <text:p><text:s text:c="2"/>0.1184E+01</text:p>
          </table:table-cell>
          <table:table-cell/>
          <table:table-cell table:formula="of:=[.F195]*0.0005" office:value-type="float" office:value="0.000626">
            <text:p>6.26E-004</text:p>
          </table:table-cell>
          <table:table-cell table:formula="of:=[.G195]*0.0005" office:value-type="float" office:value="0.000592">
            <text:p>5.92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3868E+02</text:p>
          </table:table-cell>
          <table:table-cell office:value-type="string">
            <text:p><text:s text:c="2"/>0.3359E+00</text:p>
          </table:table-cell>
          <table:table-cell/>
          <table:table-cell table:formula="of:=[.F196]*0.0005" office:value-type="float" office:value="0.01934">
            <text:p>1.93E-002</text:p>
          </table:table-cell>
          <table:table-cell table:formula="of:=[.G196]*0.0005" office:value-type="float" office:value="0.00016795">
            <text:p>1.68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3704E-06</text:p>
          </table:table-cell>
          <table:table-cell office:value-type="string">
            <text:p><text:s text:c="2"/>0.3704E-06</text:p>
          </table:table-cell>
          <table:table-cell/>
          <table:table-cell table:formula="of:=[.F197]*0.0005" office:value-type="float" office:value="0.0000000001852">
            <text:p>1.85E-010</text:p>
          </table:table-cell>
          <table:table-cell table:formula="of:=[.G197]*0.0005" office:value-type="float" office:value="0.0000000001852">
            <text:p>1.85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5653E-06</text:p>
          </table:table-cell>
          <table:table-cell office:value-type="string">
            <text:p><text:s text:c="2"/>0.5653E-06</text:p>
          </table:table-cell>
          <table:table-cell/>
          <table:table-cell table:formula="of:=[.F198]*0.0005" office:value-type="float" office:value="0.00000000028265">
            <text:p>2.83E-010</text:p>
          </table:table-cell>
          <table:table-cell table:formula="of:=[.G198]*0.0005" office:value-type="float" office:value="0.00000000028265">
            <text:p>2.83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1247E-02</text:p>
          </table:table-cell>
          <table:table-cell office:value-type="string">
            <text:p><text:s text:c="2"/>0.1247E-02</text:p>
          </table:table-cell>
          <table:table-cell/>
          <table:table-cell table:formula="of:=[.F199]*0.0005" office:value-type="float" office:value="0.0000006235">
            <text:p>6.24E-007</text:p>
          </table:table-cell>
          <table:table-cell table:formula="of:=[.G199]*0.0005" office:value-type="float" office:value="0.0000006235">
            <text:p>6.24E-007</text:p>
          </table:table-cell>
          <table:table-cell table:number-columns-repeated="5"/>
        </table:table-row>
        <table:table-row table:style-name="ro1">
          <table:table-cell office:value-type="string">
            <text:p>Ti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3603E+00</text:p>
          </table:table-cell>
          <table:table-cell office:value-type="string">
            <text:p><text:s text:c="2"/>0.3406E+00</text:p>
          </table:table-cell>
          <table:table-cell/>
          <table:table-cell table:formula="of:=[.F200]*0.0045" office:value-type="float" office:value="0.00162135">
            <text:p>1.62E-003</text:p>
          </table:table-cell>
          <table:table-cell table:formula="of:=[.G200]*0.0045" office:value-type="float" office:value="0.0015327">
            <text:p>1.53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9098E+00</text:p>
          </table:table-cell>
          <table:table-cell office:value-type="string">
            <text:p><text:s text:c="2"/>0.7900E-02</text:p>
          </table:table-cell>
          <table:table-cell/>
          <table:table-cell table:formula="of:=[.F201]*0.0045" office:value-type="float" office:value="0.0040941">
            <text:p>4.09E-003</text:p>
          </table:table-cell>
          <table:table-cell table:formula="of:=[.G201]*0.0045" office:value-type="float" office:value="0.00003555">
            <text:p>3.56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7971E-07</text:p>
          </table:table-cell>
          <table:table-cell office:value-type="string">
            <text:p><text:s text:c="2"/>0.7971E-07</text:p>
          </table:table-cell>
          <table:table-cell/>
          <table:table-cell table:formula="of:=[.F202]*0.0045" office:value-type="float" office:value="0.000000000358695">
            <text:p>3.59E-010</text:p>
          </table:table-cell>
          <table:table-cell table:formula="of:=[.G202]*0.0045" office:value-type="float" office:value="0.000000000358695">
            <text:p>3.59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841E-08</text:p>
          </table:table-cell>
          <table:table-cell office:value-type="string">
            <text:p><text:s text:c="2"/>0.1841E-08</text:p>
          </table:table-cell>
          <table:table-cell/>
          <table:table-cell table:formula="of:=[.F203]*0.0045" office:value-type="float" office:value="0.0000000000082845">
            <text:p>8.28E-012</text:p>
          </table:table-cell>
          <table:table-cell table:formula="of:=[.G203]*0.0045" office:value-type="float" office:value="0.0000000000082845">
            <text:p>8.28E-0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5057E-05</text:p>
          </table:table-cell>
          <table:table-cell office:value-type="string">
            <text:p><text:s text:c="2"/>0.5056E-05</text:p>
          </table:table-cell>
          <table:table-cell/>
          <table:table-cell table:formula="of:=[.F204]*0.0045" office:value-type="float" office:value="0.0000000227565">
            <text:p>2.28E-008</text:p>
          </table:table-cell>
          <table:table-cell table:formula="of:=[.G204]*0.0045" office:value-type="float" office:value="0.000000022752">
            <text:p>2.28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3134E-08</text:p>
          </table:table-cell>
          <table:table-cell office:value-type="string">
            <text:p><text:s text:c="2"/>0.3134E-08</text:p>
          </table:table-cell>
          <table:table-cell/>
          <table:table-cell table:formula="of:=[.F205]*0.0045" office:value-type="float" office:value="0.000000000014103">
            <text:p>1.41E-011</text:p>
          </table:table-cell>
          <table:table-cell table:formula="of:=[.G205]*0.0045" office:value-type="float" office:value="0.000000000014103">
            <text:p>1.41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2628E-01</text:p>
          </table:table-cell>
          <table:table-cell office:value-type="string">
            <text:p><text:s text:c="2"/>0.2018E-01</text:p>
          </table:table-cell>
          <table:table-cell/>
          <table:table-cell table:formula="of:=[.F206]*0.0045" office:value-type="float" office:value="0.00011826">
            <text:p>1.18E-004</text:p>
          </table:table-cell>
          <table:table-cell table:formula="of:=[.G206]*0.0045" office:value-type="float" office:value="0.00009081">
            <text:p>9.08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1179E-06</text:p>
          </table:table-cell>
          <table:table-cell office:value-type="string">
            <text:p><text:s text:c="2"/>0.1179E-06</text:p>
          </table:table-cell>
          <table:table-cell/>
          <table:table-cell table:formula="of:=[.F207]*0.0045" office:value-type="float" office:value="0.00000000053055">
            <text:p>5.31E-010</text:p>
          </table:table-cell>
          <table:table-cell table:formula="of:=[.G207]*0.0045" office:value-type="float" office:value="0.00000000053055">
            <text:p>5.31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5680E-03</text:p>
          </table:table-cell>
          <table:table-cell office:value-type="string">
            <text:p><text:s text:c="2"/>0.5643E-03</text:p>
          </table:table-cell>
          <table:table-cell/>
          <table:table-cell table:formula="of:=[.F208]*0.0045" office:value-type="float" office:value="0.000002556">
            <text:p>2.56E-006</text:p>
          </table:table-cell>
          <table:table-cell table:formula="of:=[.G208]*0.0045" office:value-type="float" office:value="0.00000253935">
            <text:p>2.54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1461E-07</text:p>
          </table:table-cell>
          <table:table-cell office:value-type="string">
            <text:p><text:s text:c="2"/>0.1461E-07</text:p>
          </table:table-cell>
          <table:table-cell/>
          <table:table-cell table:formula="of:=[.F209]*0.0045" office:value-type="float" office:value="0.000000000065745">
            <text:p>6.57E-011</text:p>
          </table:table-cell>
          <table:table-cell table:formula="of:=[.G209]*0.0045" office:value-type="float" office:value="0.000000000065745">
            <text:p>6.57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2505E+01</text:p>
          </table:table-cell>
          <table:table-cell office:value-type="string">
            <text:p><text:s text:c="2"/>0.1138E-03</text:p>
          </table:table-cell>
          <table:table-cell/>
          <table:table-cell table:formula="of:=[.F210]*0.0045" office:value-type="float" office:value="0.0112725">
            <text:p>1.13E-002</text:p>
          </table:table-cell>
          <table:table-cell table:formula="of:=[.G210]*0.0045" office:value-type="float" office:value="0.0000005121">
            <text:p>5.12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1827E+01</text:p>
          </table:table-cell>
          <table:table-cell office:value-type="string">
            <text:p><text:s text:c="2"/>0.1014E+00</text:p>
          </table:table-cell>
          <table:table-cell/>
          <table:table-cell table:formula="of:=[.F211]*0.0045" office:value-type="float" office:value="0.0082215">
            <text:p>8.22E-003</text:p>
          </table:table-cell>
          <table:table-cell table:formula="of:=[.G211]*0.0045" office:value-type="float" office:value="0.0004563">
            <text:p>4.56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5106E-05</text:p>
          </table:table-cell>
          <table:table-cell office:value-type="string">
            <text:p><text:s text:c="2"/>0.5106E-05</text:p>
          </table:table-cell>
          <table:table-cell/>
          <table:table-cell table:formula="of:=[.F212]*0.0045" office:value-type="float" office:value="0.000000022977">
            <text:p>2.30E-008</text:p>
          </table:table-cell>
          <table:table-cell table:formula="of:=[.G212]*0.0045" office:value-type="float" office:value="0.000000022977">
            <text:p>2.3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6871E+01</text:p>
          </table:table-cell>
          <table:table-cell office:value-type="string">
            <text:p><text:s text:c="2"/>0.4988E-02</text:p>
          </table:table-cell>
          <table:table-cell/>
          <table:table-cell table:formula="of:=[.F213]*0.0045" office:value-type="float" office:value="0.0309195">
            <text:p>3.09E-002</text:p>
          </table:table-cell>
          <table:table-cell table:formula="of:=[.G213]*0.0045" office:value-type="float" office:value="0.000022446">
            <text:p>2.24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8473E-02</text:p>
          </table:table-cell>
          <table:table-cell office:value-type="string">
            <text:p><text:s text:c="2"/>0.8451E-02</text:p>
          </table:table-cell>
          <table:table-cell/>
          <table:table-cell table:formula="of:=[.F214]*0.0045" office:value-type="float" office:value="0.0000381285">
            <text:p>3.81E-005</text:p>
          </table:table-cell>
          <table:table-cell table:formula="of:=[.G214]*0.0045" office:value-type="float" office:value="0.0000380295">
            <text:p>3.80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2701E-02</text:p>
          </table:table-cell>
          <table:table-cell office:value-type="string">
            <text:p><text:s text:c="2"/>0.2645E-02</text:p>
          </table:table-cell>
          <table:table-cell/>
          <table:table-cell table:formula="of:=[.F215]*0.0045" office:value-type="float" office:value="0.0000121545">
            <text:p>1.22E-005</text:p>
          </table:table-cell>
          <table:table-cell table:formula="of:=[.G215]*0.0045" office:value-type="float" office:value="0.0000119025">
            <text:p>1.19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1248E-07</text:p>
          </table:table-cell>
          <table:table-cell office:value-type="string">
            <text:p><text:s text:c="2"/>0.1248E-07</text:p>
          </table:table-cell>
          <table:table-cell/>
          <table:table-cell table:formula="of:=[.F216]*0.0045" office:value-type="float" office:value="0.00000000005616">
            <text:p>5.62E-011</text:p>
          </table:table-cell>
          <table:table-cell table:formula="of:=[.G216]*0.0045" office:value-type="float" office:value="0.00000000005616">
            <text:p>5.62E-0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1601E-04</text:p>
          </table:table-cell>
          <table:table-cell office:value-type="string">
            <text:p><text:s text:c="2"/>0.1601E-04</text:p>
          </table:table-cell>
          <table:table-cell/>
          <table:table-cell table:formula="of:=[.F217]*0.0045" office:value-type="float" office:value="0.000000072045">
            <text:p>7.20E-008</text:p>
          </table:table-cell>
          <table:table-cell table:formula="of:=[.G217]*0.0045" office:value-type="float" office:value="0.000000072045">
            <text:p>7.20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6470E+01</text:p>
          </table:table-cell>
          <table:table-cell office:value-type="string">
            <text:p><text:s text:c="2"/>0.1384E+01</text:p>
          </table:table-cell>
          <table:table-cell/>
          <table:table-cell table:formula="of:=[.F218]*0.0045" office:value-type="float" office:value="0.029115">
            <text:p>2.91E-002</text:p>
          </table:table-cell>
          <table:table-cell table:formula="of:=[.G218]*0.0045" office:value-type="float" office:value="0.006228">
            <text:p>6.23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4696E+02</text:p>
          </table:table-cell>
          <table:table-cell office:value-type="string">
            <text:p><text:s text:c="2"/>0.2295E+01</text:p>
          </table:table-cell>
          <table:table-cell/>
          <table:table-cell table:formula="of:=[.F219]*0.0045" office:value-type="float" office:value="0.21132">
            <text:p>2.11E-001</text:p>
          </table:table-cell>
          <table:table-cell table:formula="of:=[.G219]*0.0045" office:value-type="float" office:value="0.0103275">
            <text:p>1.03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3523E-01</text:p>
          </table:table-cell>
          <table:table-cell office:value-type="string">
            <text:p><text:s text:c="2"/>0.3472E-01</text:p>
          </table:table-cell>
          <table:table-cell/>
          <table:table-cell table:formula="of:=[.F220]*0.0045" office:value-type="float" office:value="0.000158535">
            <text:p>1.59E-004</text:p>
          </table:table-cell>
          <table:table-cell table:formula="of:=[.G220]*0.0045" office:value-type="float" office:value="0.00015624">
            <text:p>1.56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3885E+00</text:p>
          </table:table-cell>
          <table:table-cell office:value-type="string">
            <text:p><text:s text:c="2"/>0.1805E+00</text:p>
          </table:table-cell>
          <table:table-cell/>
          <table:table-cell table:formula="of:=[.F221]*0.0045" office:value-type="float" office:value="0.00174825">
            <text:p>1.75E-003</text:p>
          </table:table-cell>
          <table:table-cell table:formula="of:=[.G221]*0.0045" office:value-type="float" office:value="0.00081225">
            <text:p>8.12E-004</text:p>
          </table:table-cell>
          <table:table-cell table:number-columns-repeated="5"/>
        </table:table-row>
        <table:table-row table:style-name="ro1">
          <table:table-cell office:value-type="string">
            <text:p>Fe</text:p>
          </table:table-cell>
          <table:table-cell office:value-type="string">
            <text:p><text:s text:c="3"/>1</text:p>
          </table:table-cell>
          <table:table-cell office:value-type="string">
            <text:p><text:s text:c="2"/>1.</text:p>
          </table:table-cell>
          <table:table-cell office:value-type="string">
            <text:p><text:s text:c="2"/>3.</text:p>
          </table:table-cell>
          <table:table-cell office:value-type="string">
            <text:p><text:s/>0.4500E+04</text:p>
          </table:table-cell>
          <table:table-cell office:value-type="string">
            <text:p><text:s/>0.2772E+00</text:p>
          </table:table-cell>
          <table:table-cell office:value-type="string">
            <text:p><text:s text:c="2"/>0.2621E+00</text:p>
          </table:table-cell>
          <table:table-cell/>
          <table:table-cell table:formula="of:=[.F222]*0.650475" office:value-type="float" office:value="0.18031167">
            <text:p>1.80E-001</text:p>
          </table:table-cell>
          <table:table-cell table:formula="of:=[.G222]*0.650475" office:value-type="float" office:value="0.1704894975">
            <text:p>1.70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2</text:p>
          </table:table-cell>
          <table:table-cell office:value-type="string">
            <text:p><text:s text:c="2"/>4.</text:p>
          </table:table-cell>
          <table:table-cell office:value-type="string">
            <text:p><text:s text:c="2"/>7.</text:p>
          </table:table-cell>
          <table:table-cell office:value-type="string">
            <text:p><text:s/>0.5330E+02</text:p>
          </table:table-cell>
          <table:table-cell office:value-type="string">
            <text:p><text:s/>0.8632E+00</text:p>
          </table:table-cell>
          <table:table-cell office:value-type="string">
            <text:p><text:s text:c="2"/>0.7495E-02</text:p>
          </table:table-cell>
          <table:table-cell/>
          <table:table-cell table:formula="of:=[.F223]*0.650475" office:value-type="float" office:value="0.56149002">
            <text:p>5.61E-001</text:p>
          </table:table-cell>
          <table:table-cell table:formula="of:=[.G223]*0.650475" office:value-type="float" office:value="0.004875310125">
            <text:p>4.88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3</text:p>
          </table:table-cell>
          <table:table-cell office:value-type="string">
            <text:p><text:s text:c="2"/>4.</text:p>
          </table:table-cell>
          <table:table-cell office:value-type="string">
            <text:p><text:s/>10.</text:p>
          </table:table-cell>
          <table:table-cell office:value-type="string">
            <text:p><text:s/>0.5840E+09</text:p>
          </table:table-cell>
          <table:table-cell office:value-type="string">
            <text:p><text:s/>0.5261E-07</text:p>
          </table:table-cell>
          <table:table-cell office:value-type="string">
            <text:p><text:s text:c="2"/>0.5261E-07</text:p>
          </table:table-cell>
          <table:table-cell/>
          <table:table-cell table:formula="of:=[.F224]*0.650475" office:value-type="float" office:value="0.00000003422148975">
            <text:p>3.42E-008</text:p>
          </table:table-cell>
          <table:table-cell table:formula="of:=[.G224]*0.650475" office:value-type="float" office:value="0.00000003422148975">
            <text:p>3.42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4</text:p>
          </table:table-cell>
          <table:table-cell office:value-type="string">
            <text:p><text:s text:c="2"/>5.</text:p>
          </table:table-cell>
          <table:table-cell office:value-type="string">
            <text:p><text:s/>11.</text:p>
          </table:table-cell>
          <table:table-cell office:value-type="string">
            <text:p><text:s/>0.1100E+11</text:p>
          </table:table-cell>
          <table:table-cell office:value-type="string">
            <text:p><text:s/>0.1500E-08</text:p>
          </table:table-cell>
          <table:table-cell office:value-type="string">
            <text:p><text:s text:c="2"/>0.1500E-08</text:p>
          </table:table-cell>
          <table:table-cell/>
          <table:table-cell table:formula="of:=[.F225]*0.650475" office:value-type="float" office:value="0.0000000009757125">
            <text:p>9.76E-010</text:p>
          </table:table-cell>
          <table:table-cell table:formula="of:=[.G225]*0.650475" office:value-type="float" office:value="0.0000000009757125">
            <text:p>9.76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5</text:p>
          </table:table-cell>
          <table:table-cell office:value-type="string">
            <text:p><text:s text:c="2"/>6.</text:p>
          </table:table-cell>
          <table:table-cell office:value-type="string">
            <text:p><text:s/>14.</text:p>
          </table:table-cell>
          <table:table-cell office:value-type="string">
            <text:p><text:s/>0.2090E+07</text:p>
          </table:table-cell>
          <table:table-cell office:value-type="string">
            <text:p><text:s/>0.3997E-05</text:p>
          </table:table-cell>
          <table:table-cell office:value-type="string">
            <text:p><text:s text:c="2"/>0.3997E-05</text:p>
          </table:table-cell>
          <table:table-cell/>
          <table:table-cell table:formula="of:=[.F226]*0.650475" office:value-type="float" office:value="0.000002599948575">
            <text:p>2.60E-006</text:p>
          </table:table-cell>
          <table:table-cell table:formula="of:=[.G226]*0.650475" office:value-type="float" office:value="0.000002599948575">
            <text:p>2.60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6</text:p>
          </table:table-cell>
          <table:table-cell office:value-type="string">
            <text:p><text:s/>10.</text:p>
          </table:table-cell>
          <table:table-cell office:value-type="string">
            <text:p><text:s/>20.</text:p>
          </table:table-cell>
          <table:table-cell office:value-type="string">
            <text:p><text:s/>0.1100E+11</text:p>
          </table:table-cell>
          <table:table-cell office:value-type="string">
            <text:p><text:s/>0.1512E-08</text:p>
          </table:table-cell>
          <table:table-cell office:value-type="string">
            <text:p><text:s text:c="2"/>0.1512E-08</text:p>
          </table:table-cell>
          <table:table-cell/>
          <table:table-cell table:formula="of:=[.F227]*0.650475" office:value-type="float" office:value="0.0000000009835182">
            <text:p>9.84E-010</text:p>
          </table:table-cell>
          <table:table-cell table:formula="of:=[.G227]*0.650475" office:value-type="float" office:value="0.0000000009835182">
            <text:p>9.84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7</text:p>
          </table:table-cell>
          <table:table-cell office:value-type="string">
            <text:p><text:s/>11.</text:p>
          </table:table-cell>
          <table:table-cell office:value-type="string">
            <text:p><text:s/>22.</text:p>
          </table:table-cell>
          <table:table-cell office:value-type="string">
            <text:p><text:s/>0.9580E+03</text:p>
          </table:table-cell>
          <table:table-cell office:value-type="string">
            <text:p><text:s/>0.1153E-01</text:p>
          </table:table-cell>
          <table:table-cell office:value-type="string">
            <text:p><text:s text:c="2"/>0.8851E-02</text:p>
          </table:table-cell>
          <table:table-cell/>
          <table:table-cell table:formula="of:=[.F228]*0.650475" office:value-type="float" office:value="0.00749997675">
            <text:p>7.50E-003</text:p>
          </table:table-cell>
          <table:table-cell table:formula="of:=[.G228]*0.650475" office:value-type="float" office:value="0.005757354225">
            <text:p>5.76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8</text:p>
          </table:table-cell>
          <table:table-cell office:value-type="string">
            <text:p><text:s/>13.</text:p>
          </table:table-cell>
          <table:table-cell office:value-type="string">
            <text:p><text:s/>26.</text:p>
          </table:table-cell>
          <table:table-cell office:value-type="string">
            <text:p><text:s/>0.2630E+09</text:p>
          </table:table-cell>
          <table:table-cell office:value-type="string">
            <text:p><text:s/>0.4503E-07</text:p>
          </table:table-cell>
          <table:table-cell office:value-type="string">
            <text:p><text:s text:c="2"/>0.4503E-07</text:p>
          </table:table-cell>
          <table:table-cell/>
          <table:table-cell table:formula="of:=[.F229]*0.650475" office:value-type="float" office:value="0.00000002929088925">
            <text:p>2.93E-008</text:p>
          </table:table-cell>
          <table:table-cell table:formula="of:=[.G229]*0.650475" office:value-type="float" office:value="0.00000002929088925">
            <text:p>2.93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"/>9</text:p>
          </table:table-cell>
          <table:table-cell office:value-type="string">
            <text:p><text:s/>14.</text:p>
          </table:table-cell>
          <table:table-cell office:value-type="string">
            <text:p><text:s/>32.</text:p>
          </table:table-cell>
          <table:table-cell office:value-type="string">
            <text:p><text:s/>0.3800E+05</text:p>
          </table:table-cell>
          <table:table-cell office:value-type="string">
            <text:p><text:s/>0.1399E-03</text:p>
          </table:table-cell>
          <table:table-cell office:value-type="string">
            <text:p><text:s text:c="2"/>0.1389E-03</text:p>
          </table:table-cell>
          <table:table-cell/>
          <table:table-cell table:formula="of:=[.F230]*0.650475" office:value-type="float" office:value="0.0000910014525">
            <text:p>9.10E-005</text:p>
          </table:table-cell>
          <table:table-cell table:formula="of:=[.G230]*0.650475" office:value-type="float" office:value="0.0000903509775">
            <text:p>9.04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0</text:p>
          </table:table-cell>
          <table:table-cell office:value-type="string">
            <text:p><text:s/>15.</text:p>
          </table:table-cell>
          <table:table-cell office:value-type="string">
            <text:p><text:s/>31.</text:p>
          </table:table-cell>
          <table:table-cell office:value-type="string">
            <text:p><text:s/>0.1100E+11</text:p>
          </table:table-cell>
          <table:table-cell office:value-type="string">
            <text:p><text:s/>0.4178E-08</text:p>
          </table:table-cell>
          <table:table-cell office:value-type="string">
            <text:p><text:s text:c="2"/>0.4178E-08</text:p>
          </table:table-cell>
          <table:table-cell/>
          <table:table-cell table:formula="of:=[.F231]*0.650475" office:value-type="float" office:value="0.00000000271768455">
            <text:p>2.72E-009</text:p>
          </table:table-cell>
          <table:table-cell table:formula="of:=[.G231]*0.650475" office:value-type="float" office:value="0.00000000271768455">
            <text:p>2.72E-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1</text:p>
          </table:table-cell>
          <table:table-cell office:value-type="string">
            <text:p><text:s/>15.</text:p>
          </table:table-cell>
          <table:table-cell office:value-type="string">
            <text:p><text:s/>33.</text:p>
          </table:table-cell>
          <table:table-cell office:value-type="string">
            <text:p><text:s/>0.2530E+02</text:p>
          </table:table-cell>
          <table:table-cell office:value-type="string">
            <text:p><text:s/>0.5797E+00</text:p>
          </table:table-cell>
          <table:table-cell office:value-type="string">
            <text:p><text:s text:c="2"/>0.2634E-04</text:p>
          </table:table-cell>
          <table:table-cell/>
          <table:table-cell table:formula="of:=[.F232]*0.650475" office:value-type="float" office:value="0.3770803575">
            <text:p>3.77E-001</text:p>
          </table:table-cell>
          <table:table-cell table:formula="of:=[.G232]*0.650475" office:value-type="float" office:value="0.0000171335115">
            <text:p>1.71E-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2</text:p>
          </table:table-cell>
          <table:table-cell office:value-type="string">
            <text:p><text:s/>16.</text:p>
          </table:table-cell>
          <table:table-cell office:value-type="string">
            <text:p><text:s/>35.</text:p>
          </table:table-cell>
          <table:table-cell office:value-type="string">
            <text:p><text:s/>0.8750E+02</text:p>
          </table:table-cell>
          <table:table-cell office:value-type="string">
            <text:p><text:s/>0.3527E+00</text:p>
          </table:table-cell>
          <table:table-cell office:value-type="string">
            <text:p><text:s text:c="2"/>0.1958E-01</text:p>
          </table:table-cell>
          <table:table-cell/>
          <table:table-cell table:formula="of:=[.F233]*0.650475" office:value-type="float" office:value="0.2294225325">
            <text:p>2.29E-001</text:p>
          </table:table-cell>
          <table:table-cell table:formula="of:=[.G233]*0.650475" office:value-type="float" office:value="0.0127363005">
            <text:p>1.27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3</text:p>
          </table:table-cell>
          <table:table-cell office:value-type="string">
            <text:p><text:s/>17.</text:p>
          </table:table-cell>
          <table:table-cell office:value-type="string">
            <text:p><text:s/>36.</text:p>
          </table:table-cell>
          <table:table-cell office:value-type="string">
            <text:p><text:s/>0.1100E+09</text:p>
          </table:table-cell>
          <table:table-cell office:value-type="string">
            <text:p><text:s/>0.9329E-06</text:p>
          </table:table-cell>
          <table:table-cell office:value-type="string">
            <text:p><text:s text:c="2"/>0.9329E-06</text:p>
          </table:table-cell>
          <table:table-cell/>
          <table:table-cell table:formula="of:=[.F234]*0.650475" office:value-type="float" office:value="0.0000006068281275">
            <text:p>6.07E-007</text:p>
          </table:table-cell>
          <table:table-cell table:formula="of:=[.G234]*0.650475" office:value-type="float" office:value="0.0000006068281275">
            <text:p>6.07E-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4</text:p>
          </table:table-cell>
          <table:table-cell office:value-type="string">
            <text:p><text:s/>18.</text:p>
          </table:table-cell>
          <table:table-cell office:value-type="string">
            <text:p><text:s/>37.</text:p>
          </table:table-cell>
          <table:table-cell office:value-type="string">
            <text:p><text:s/>0.3500E+02</text:p>
          </table:table-cell>
          <table:table-cell office:value-type="string">
            <text:p><text:s/>0.1118E+01</text:p>
          </table:table-cell>
          <table:table-cell office:value-type="string">
            <text:p><text:s text:c="2"/>0.8115E-03</text:p>
          </table:table-cell>
          <table:table-cell/>
          <table:table-cell table:formula="of:=[.F235]*0.650475" office:value-type="float" office:value="0.72723105">
            <text:p>7.27E-001</text:p>
          </table:table-cell>
          <table:table-cell table:formula="of:=[.G235]*0.650475" office:value-type="float" office:value="0.0005278604625">
            <text:p>5.28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5</text:p>
          </table:table-cell>
          <table:table-cell office:value-type="string">
            <text:p><text:s/>18.</text:p>
          </table:table-cell>
          <table:table-cell office:value-type="string">
            <text:p><text:s/>39.</text:p>
          </table:table-cell>
          <table:table-cell office:value-type="string">
            <text:p><text:s/>0.9820E+05</text:p>
          </table:table-cell>
          <table:table-cell office:value-type="string">
            <text:p><text:s/>0.1059E-02</text:p>
          </table:table-cell>
          <table:table-cell office:value-type="string">
            <text:p><text:s text:c="2"/>0.1056E-02</text:p>
          </table:table-cell>
          <table:table-cell/>
          <table:table-cell table:formula="of:=[.F236]*0.650475" office:value-type="float" office:value="0.000688853025">
            <text:p>6.89E-004</text:p>
          </table:table-cell>
          <table:table-cell table:formula="of:=[.G236]*0.650475" office:value-type="float" office:value="0.0006869016">
            <text:p>6.87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6</text:p>
          </table:table-cell>
          <table:table-cell office:value-type="string">
            <text:p><text:s/>18.</text:p>
          </table:table-cell>
          <table:table-cell office:value-type="string">
            <text:p><text:s/>42.</text:p>
          </table:table-cell>
          <table:table-cell office:value-type="string">
            <text:p><text:s/>0.1200E+05</text:p>
          </table:table-cell>
          <table:table-cell office:value-type="string">
            <text:p><text:s/>0.2266E-03</text:p>
          </table:table-cell>
          <table:table-cell office:value-type="string">
            <text:p><text:s text:c="2"/>0.2218E-03</text:p>
          </table:table-cell>
          <table:table-cell/>
          <table:table-cell table:formula="of:=[.F237]*0.650475" office:value-type="float" office:value="0.000147397635">
            <text:p>1.47E-004</text:p>
          </table:table-cell>
          <table:table-cell table:formula="of:=[.G237]*0.650475" office:value-type="float" office:value="0.000144275355">
            <text:p>1.44E-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7</text:p>
          </table:table-cell>
          <table:table-cell office:value-type="string">
            <text:p><text:s/>20.</text:p>
          </table:table-cell>
          <table:table-cell office:value-type="string">
            <text:p><text:s/>40.</text:p>
          </table:table-cell>
          <table:table-cell office:value-type="string">
            <text:p><text:s/>0.1100E+11</text:p>
          </table:table-cell>
          <table:table-cell office:value-type="string">
            <text:p><text:s/>0.1375E-08</text:p>
          </table:table-cell>
          <table:table-cell office:value-type="string">
            <text:p><text:s text:c="2"/>0.1375E-08</text:p>
          </table:table-cell>
          <table:table-cell/>
          <table:table-cell table:formula="of:=[.F238]*0.650475" office:value-type="float" office:value="0.000000000894403125">
            <text:p>8.94E-010</text:p>
          </table:table-cell>
          <table:table-cell table:formula="of:=[.G238]*0.650475" office:value-type="float" office:value="0.000000000894403125">
            <text:p>8.94E-0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8</text:p>
          </table:table-cell>
          <table:table-cell office:value-type="string">
            <text:p><text:s/>20.</text:p>
          </table:table-cell>
          <table:table-cell office:value-type="string">
            <text:p><text:s/>41.</text:p>
          </table:table-cell>
          <table:table-cell office:value-type="string">
            <text:p><text:s/>0.3760E+08</text:p>
          </table:table-cell>
          <table:table-cell office:value-type="string">
            <text:p><text:s/>0.1546E-05</text:p>
          </table:table-cell>
          <table:table-cell office:value-type="string">
            <text:p><text:s text:c="2"/>0.1546E-05</text:p>
          </table:table-cell>
          <table:table-cell/>
          <table:table-cell table:formula="of:=[.F239]*0.650475" office:value-type="float" office:value="0.00000100563435">
            <text:p>1.01E-006</text:p>
          </table:table-cell>
          <table:table-cell table:formula="of:=[.G239]*0.650475" office:value-type="float" office:value="0.00000100563435">
            <text:p>1.01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19</text:p>
          </table:table-cell>
          <table:table-cell office:value-type="string">
            <text:p><text:s/>20.</text:p>
          </table:table-cell>
          <table:table-cell office:value-type="string">
            <text:p><text:s/>45.</text:p>
          </table:table-cell>
          <table:table-cell office:value-type="string">
            <text:p><text:s/>0.1640E+03</text:p>
          </table:table-cell>
          <table:table-cell office:value-type="string">
            <text:p><text:s/>0.2221E+00</text:p>
          </table:table-cell>
          <table:table-cell office:value-type="string">
            <text:p><text:s text:c="2"/>0.4750E-01</text:p>
          </table:table-cell>
          <table:table-cell/>
          <table:table-cell table:formula="of:=[.F240]*0.650475" office:value-type="float" office:value="0.1444704975">
            <text:p>1.44E-001</text:p>
          </table:table-cell>
          <table:table-cell table:formula="of:=[.G240]*0.650475" office:value-type="float" office:value="0.0308975625">
            <text:p>3.09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0</text:p>
          </table:table-cell>
          <table:table-cell office:value-type="string">
            <text:p><text:s/>21.</text:p>
          </table:table-cell>
          <table:table-cell office:value-type="string">
            <text:p><text:s/>46.</text:p>
          </table:table-cell>
          <table:table-cell office:value-type="string">
            <text:p><text:s/>0.8380E+02</text:p>
          </table:table-cell>
          <table:table-cell office:value-type="string">
            <text:p><text:s/>0.2544E+01</text:p>
          </table:table-cell>
          <table:table-cell office:value-type="string">
            <text:p><text:s text:c="2"/>0.1243E+00</text:p>
          </table:table-cell>
          <table:table-cell/>
          <table:table-cell table:formula="of:=[.F241]*0.650475" office:value-type="float" office:value="1.6548084">
            <text:p>1.65E+000</text:p>
          </table:table-cell>
          <table:table-cell table:formula="of:=[.G241]*0.650475" office:value-type="float" office:value="0.0808540425">
            <text:p>8.09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1</text:p>
          </table:table-cell>
          <table:table-cell office:value-type="string">
            <text:p><text:s/>22.</text:p>
          </table:table-cell>
          <table:table-cell office:value-type="string">
            <text:p><text:s/>44.</text:p>
          </table:table-cell>
          <table:table-cell office:value-type="string">
            <text:p><text:s/>0.1710E+05</text:p>
          </table:table-cell>
          <table:table-cell office:value-type="string">
            <text:p><text:s/>0.1929E-02</text:p>
          </table:table-cell>
          <table:table-cell office:value-type="string">
            <text:p><text:s text:c="2"/>0.1901E-02</text:p>
          </table:table-cell>
          <table:table-cell/>
          <table:table-cell table:formula="of:=[.F242]*0.650475" office:value-type="float" office:value="0.001254766275">
            <text:p>1.25E-003</text:p>
          </table:table-cell>
          <table:table-cell table:formula="of:=[.G242]*0.650475" office:value-type="float" office:value="0.001236552975">
            <text:p>1.24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2</text:p>
          </table:table-cell>
          <table:table-cell office:value-type="string">
            <text:p><text:s/>23.</text:p>
          </table:table-cell>
          <table:table-cell office:value-type="string">
            <text:p><text:s/>49.</text:p>
          </table:table-cell>
          <table:table-cell office:value-type="string">
            <text:p><text:s/>0.3300E+03</text:p>
          </table:table-cell>
          <table:table-cell office:value-type="string">
            <text:p><text:s/>0.8258E+01</text:p>
          </table:table-cell>
          <table:table-cell office:value-type="string">
            <text:p><text:s text:c="2"/>0.3837E+01</text:p>
          </table:table-cell>
          <table:table-cell/>
          <table:table-cell table:formula="of:=[.F243]*0.650475" office:value-type="float" office:value="5.37162255">
            <text:p>5.37E+000</text:p>
          </table:table-cell>
          <table:table-cell table:formula="of:=[.G243]*0.650475" office:value-type="float" office:value="2.495872575">
            <text:p>2.50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3</text:p>
          </table:table-cell>
          <table:table-cell office:value-type="string">
            <text:p><text:s/>23.</text:p>
          </table:table-cell>
          <table:table-cell office:value-type="string">
            <text:p><text:s/>51.</text:p>
          </table:table-cell>
          <table:table-cell office:value-type="string">
            <text:p><text:s/>0.1100E+11</text:p>
          </table:table-cell>
          <table:table-cell office:value-type="string">
            <text:p><text:s/>0.1143E-06</text:p>
          </table:table-cell>
          <table:table-cell office:value-type="string">
            <text:p><text:s text:c="2"/>0.1143E-06</text:p>
          </table:table-cell>
          <table:table-cell/>
          <table:table-cell table:formula="of:=[.F244]*0.650475" office:value-type="float" office:value="0.0000000743492925">
            <text:p>7.43E-008</text:p>
          </table:table-cell>
          <table:table-cell table:formula="of:=[.G244]*0.650475" office:value-type="float" office:value="0.0000000743492925">
            <text:p>7.43E-0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4</text:p>
          </table:table-cell>
          <table:table-cell office:value-type="string">
            <text:p><text:s/>24.</text:p>
          </table:table-cell>
          <table:table-cell office:value-type="string">
            <text:p><text:s/>51.</text:p>
          </table:table-cell>
          <table:table-cell office:value-type="string">
            <text:p><text:s/>0.2771E+02</text:p>
          </table:table-cell>
          <table:table-cell office:value-type="string">
            <text:p><text:s/>0.1110E+03</text:p>
          </table:table-cell>
          <table:table-cell office:value-type="string">
            <text:p><text:s text:c="2"/>0.1203E-01</text:p>
          </table:table-cell>
          <table:table-cell/>
          <table:table-cell table:formula="of:=[.F245]*0.650475" office:value-type="float" office:value="72.202725">
            <text:p>7.22E+001</text:p>
          </table:table-cell>
          <table:table-cell table:formula="of:=[.G245]*0.650475" office:value-type="float" office:value="0.00782521425">
            <text:p>7.83E-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5</text:p>
          </table:table-cell>
          <table:table-cell office:value-type="string">
            <text:p><text:s/>25.</text:p>
          </table:table-cell>
          <table:table-cell office:value-type="string">
            <text:p><text:s/>53.</text:p>
          </table:table-cell>
          <table:table-cell office:value-type="string">
            <text:p><text:s/>0.1370E+10</text:p>
          </table:table-cell>
          <table:table-cell office:value-type="string">
            <text:p><text:s/>0.2899E-05</text:p>
          </table:table-cell>
          <table:table-cell office:value-type="string">
            <text:p><text:s text:c="2"/>0.2899E-05</text:p>
          </table:table-cell>
          <table:table-cell/>
          <table:table-cell table:formula="of:=[.F246]*0.650475" office:value-type="float" office:value="0.000001885727025">
            <text:p>1.89E-006</text:p>
          </table:table-cell>
          <table:table-cell table:formula="of:=[.G246]*0.650475" office:value-type="float" office:value="0.000001885727025">
            <text:p>1.89E-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6</text:p>
          </table:table-cell>
          <table:table-cell office:value-type="string">
            <text:p><text:s/>25.</text:p>
          </table:table-cell>
          <table:table-cell office:value-type="string">
            <text:p><text:s/>54.</text:p>
          </table:table-cell>
          <table:table-cell office:value-type="string">
            <text:p><text:s/>0.3120E+03</text:p>
          </table:table-cell>
          <table:table-cell office:value-type="string">
            <text:p><text:s/>0.1341E+02</text:p>
          </table:table-cell>
          <table:table-cell office:value-type="string">
            <text:p><text:s text:c="2"/>0.5960E+01</text:p>
          </table:table-cell>
          <table:table-cell/>
          <table:table-cell table:formula="of:=[.F247]*0.650475" office:value-type="float" office:value="8.72286975">
            <text:p>8.72E+000</text:p>
          </table:table-cell>
          <table:table-cell table:formula="of:=[.G247]*0.650475" office:value-type="float" office:value="3.876831">
            <text:p>3.88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7</text:p>
          </table:table-cell>
          <table:table-cell office:value-type="string">
            <text:p><text:s/>26.</text:p>
          </table:table-cell>
          <table:table-cell office:value-type="string">
            <text:p><text:s/>55.</text:p>
          </table:table-cell>
          <table:table-cell office:value-type="string">
            <text:p><text:s/>0.9970E+03</text:p>
          </table:table-cell>
          <table:table-cell office:value-type="string">
            <text:p><text:s/>0.6925E+01</text:p>
          </table:table-cell>
          <table:table-cell office:value-type="string">
            <text:p><text:s text:c="2"/>0.5373E+01</text:p>
          </table:table-cell>
          <table:table-cell/>
          <table:table-cell table:formula="of:=[.F248]*0.650475" office:value-type="float" office:value="4.504539375">
            <text:p>4.50E+000</text:p>
          </table:table-cell>
          <table:table-cell table:formula="of:=[.G248]*0.650475" office:value-type="float" office:value="3.495002175">
            <text:p>3.50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8</text:p>
          </table:table-cell>
          <table:table-cell office:value-type="string">
            <text:p><text:s/>26.</text:p>
          </table:table-cell>
          <table:table-cell office:value-type="string">
            <text:p><text:s/>59.</text:p>
          </table:table-cell>
          <table:table-cell office:value-type="string">
            <text:p><text:s/>0.4450E+02</text:p>
          </table:table-cell>
          <table:table-cell office:value-type="string">
            <text:p><text:s/>0.0000E+00</text:p>
          </table:table-cell>
          <table:table-cell office:value-type="string">
            <text:p><text:s text:c="2"/>0.0000E+00</text:p>
          </table:table-cell>
          <table:table-cell/>
          <table:table-cell table:formula="of:=[.F249]*0.650475" office:value-type="float" office:value="0">
            <text:p>0.00E+000</text:p>
          </table:table-cell>
          <table:table-cell table:formula="of:=[.G249]*0.650475" office:value-type="float" office:value="0">
            <text:p>0.00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29</text:p>
          </table:table-cell>
          <table:table-cell office:value-type="string">
            <text:p><text:s/>26.</text:p>
          </table:table-cell>
          <table:table-cell office:value-type="string">
            <text:p><text:s/>60.</text:p>
          </table:table-cell>
          <table:table-cell office:value-type="string">
            <text:p><text:s/>0.3650E+08</text:p>
          </table:table-cell>
          <table:table-cell office:value-type="string">
            <text:p><text:s/>0.0000E+00</text:p>
          </table:table-cell>
          <table:table-cell office:value-type="string">
            <text:p><text:s text:c="2"/>0.0000E+00</text:p>
          </table:table-cell>
          <table:table-cell/>
          <table:table-cell table:formula="of:=[.F250]*0.650475" office:value-type="float" office:value="0">
            <text:p>0.00E+000</text:p>
          </table:table-cell>
          <table:table-cell table:formula="of:=[.G250]*0.650475" office:value-type="float" office:value="0">
            <text:p>0.00E+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0</text:p>
          </table:table-cell>
          <table:table-cell office:value-type="string">
            <text:p><text:s/>27.</text:p>
          </table:table-cell>
          <table:table-cell office:value-type="string">
            <text:p><text:s/>56.</text:p>
          </table:table-cell>
          <table:table-cell office:value-type="string">
            <text:p><text:s/>0.7770E+02</text:p>
          </table:table-cell>
          <table:table-cell office:value-type="string">
            <text:p><text:s/>0.6632E+01</text:p>
          </table:table-cell>
          <table:table-cell office:value-type="string">
            <text:p><text:s text:c="2"/>0.2556E+00</text:p>
          </table:table-cell>
          <table:table-cell/>
          <table:table-cell table:formula="of:=[.F251]*0.650475" office:value-type="float" office:value="4.3139502">
            <text:p>4.31E+000</text:p>
          </table:table-cell>
          <table:table-cell table:formula="of:=[.G251]*0.650475" office:value-type="float" office:value="0.16626141">
            <text:p>1.66E-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1</text:p>
          </table:table-cell>
          <table:table-cell office:value-type="string">
            <text:p><text:s/>27.</text:p>
          </table:table-cell>
          <table:table-cell office:value-type="string">
            <text:p><text:s/>57.</text:p>
          </table:table-cell>
          <table:table-cell office:value-type="string">
            <text:p><text:s/>0.2720E+03</text:p>
          </table:table-cell>
          <table:table-cell office:value-type="string">
            <text:p><text:s/>0.5817E-01</text:p>
          </table:table-cell>
          <table:table-cell office:value-type="string">
            <text:p><text:s text:c="2"/>0.2295E-01</text:p>
          </table:table-cell>
          <table:table-cell/>
          <table:table-cell table:formula="of:=[.F252]*0.650475" office:value-type="float" office:value="0.03783813075">
            <text:p>3.78E-002</text:p>
          </table:table-cell>
          <table:table-cell table:formula="of:=[.G252]*0.650475" office:value-type="float" office:value="0.01492840125">
            <text:p>1.49E-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"/>32</text:p>
          </table:table-cell>
          <table:table-cell office:value-type="string">
            <text:p><text:s/>27.</text:p>
          </table:table-cell>
          <table:table-cell office:value-type="string">
            <text:p><text:s/>58.</text:p>
          </table:table-cell>
          <table:table-cell office:value-type="string">
            <text:p><text:s/>0.7090E+02</text:p>
          </table:table-cell>
          <table:table-cell office:value-type="string">
            <text:p><text:s/>0.2281E-01</text:p>
          </table:table-cell>
          <table:table-cell office:value-type="string">
            <text:p><text:s text:c="2"/>0.6434E-03</text:p>
          </table:table-cell>
          <table:table-cell/>
          <table:table-cell table:formula="of:=[.F253]*0.650475" office:value-type="float" office:value="0.01483733475">
            <text:p>1.48E-002</text:p>
          </table:table-cell>
          <table:table-cell table:formula="of:=[.G253]*0.650475" office:value-type="float" office:value="0.000418515615">
            <text:p>4.19E-004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Total=</text:p>
          </table:table-cell>
          <table:table-cell table:number-columns-repeated="7"/>
          <table:table-cell table:formula="of:=SUM([.I2:.I253])" office:value-type="float" office:value="150.541964522485">
            <text:p>1.51E+002</text:p>
          </table:table-cell>
          <table:table-cell table:formula="of:=SUM([.J2:.J253])" office:value-type="float" office:value="14.0232345111543">
            <text:p>1.40E+001</text:p>
          </table:table-cell>
          <table:table-cell table:number-columns-repeated="5"/>
        </table:table-row>
        <table:table-row table:style-name="ro1" table:number-rows-repeated="1048318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6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0T16:13:25</dc:date>
    <dc:creator>Pratik </dc:creator>
    <meta:generator>OpenOffice.org/3.2$Linux OpenOffice.org_project/320m12$Build-9483</meta:generator>
    <meta:editing-duration>PT63H26M26S</meta:editing-duration>
    <meta:editing-cycles>4</meta:editing-cycles>
    <meta:document-statistic meta:table-count="1" meta:cell-count="2079" meta:object-count="0"/>
  </office:meta>
</office:document-meta>
</file>